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99in"/>
    </style:style>
    <style:style style:name="co2" style:family="table-column">
      <style:table-column-properties fo:break-before="auto" style:column-width="0.8457in"/>
    </style:style>
    <style:style style:name="co3" style:family="table-column">
      <style:table-column-properties fo:break-before="auto" style:column-width="0.9528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7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7146in"/>
    </style:style>
    <style:style style:name="co9" style:family="table-column">
      <style:table-column-properties fo:break-before="auto" style:column-width="0.5118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vertical-align="middle"/>
      <style:text-properties style:font-name="Liberation Sans" fo:font-size="8pt" style:font-size-asian="8pt" style:font-size-complex="8pt"/>
    </style:style>
    <style:style style:name="ce3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ext-properties style:font-name="Liberation Sans2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T1" style:family="text">
      <style:text-properties style:font-name="Liberation Sans" style:text-overline-style="none" style:text-overline-color="font-color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fo:font-size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 style:font-name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 fo:font-size="8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6" style:family="text">
      <style:text-properties style:font-size-complex="8pt" style:font-size-asian="8pt" fo:font-size="8pt"/>
    </style:style>
    <style:style style:name="T7" style:family="text">
      <style:text-properties style:font-name="Liberation Sans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/>
    </style:style>
    <style:style style:name="T8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9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none" style:text-underline-color="font-color" fo:font-style="normal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fo:font-size="10.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.5pt" style:font-size-complex="10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underline-style="none" style:text-underline-color="font-color" style:text-line-through-type="none" fo:font-style="normal" style:text-outline="false"/>
    </style:style>
    <style:style style:name="T14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font-style-asian="italic" style:font-style-complex="italic" fo:font-style="italic" style:text-underline-style="solid" style:text-underline-width="auto" style:text-underline-color="font-color"/>
    </style:style>
    <style:style style:name="T15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none" style:text-underline-color="font-color" style:font-style-complex="normal" style:font-style-asian="normal" fo:font-style="normal"/>
    </style:style>
    <style:style style:name="T16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solid" style:text-underline-width="auto" style:text-underline-color="font-color" fo:font-style="italic" style:font-style-asian="italic" style:font-style-complex="italic"/>
    </style:style>
    <style:style style:name="T17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none" style:text-underline-color="font-color" fo:font-style="normal" style:font-style-asian="normal" style:font-style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o-5-225_items-with_extr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ce14"/>
        <table:table-column table:style-name="co6" table:number-columns-repeated="2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<text:span text:style-name="T1">180 Item Enneagram Combo </text:span><text:span text:style-name="T2">Questionnaire</text:span><text:span text:style-name="T3">¹</text:span></text:p>
          </table:table-cell>
          <table:covered-table-cell table:number-columns-repeated="5" table:style-name="ce41"/>
          <table:table-cell table:number-columns-repeated="30"/>
        </table:table-row>
        <table:table-row table:style-name="ro2">
          <table:table-cell table:style-name="ce2"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1"/>
          <table:table-cell table:style-name="ce28"/>
          <table:table-cell table:number-columns-repeated="29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16" office:value-type="string" calcext:value-type="string">
            <text:p>Very</text:p>
          </table:table-cell>
          <table:table-cell table:style-name="ce16" table:number-columns-repeated="3"/>
          <table:table-cell table:style-name="ce16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/>
          <table:table-cell table:style-name="Default"/>
          <table:table-cell table:number-columns-repeated="25"/>
          <table:table-cell table:style-name="ce14"/>
          <table:table-cell table:style-name="ce16" office:value-type="string" calcext:value-type="string">
            <text:p>Score For</text:p>
          </table:table-cell>
        </table:table-row>
        <table:table-row table:style-name="ro4">
          <table:table-cell table:style-name="ce3" office:value-type="string" calcext:value-type="string">
            <text:p>How Accurate Is Each Item?</text:p>
          </table:table-cell>
          <table:table-cell table:number-columns-repeated="2" table:style-name="ce16" office:value-type="string" calcext:value-type="string">
            <text:p>Inaccurate</text:p>
          </table:table-cell>
          <table:table-cell table:style-name="ce16" office:value-type="string" calcext:value-type="string">
            <text:p>Neutral</text:p>
          </table:table-cell>
          <table:table-cell table:number-columns-repeated="2" table:style-name="ce16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style-name="ce16" office:value-type="string" calcext:value-type="string">
            <text:p>Source<text:span text:style-name="T11">¹</text:span></text:p>
          </table:table-cell>
          <table:table-cell table:style-name="Default"/>
          <table:table-cell table:number-columns-repeated="25"/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This Item</text:p>
          </table:table-cell>
        </table:table-row>
        <table:table-row table:style-name="ro5">
          <table:table-cell office:value-type="string" calcext:value-type="string">
            <text:p>I am very accepting and flexib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5]);1;IF(ISTEXT([.C5]);2;IF(ISTEXT([.D5]);3;IF(ISTEXT([.E5]);4;IF(ISTEXT([.F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mental challeng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6]);1;IF(ISTEXT([.C6]);2;IF(ISTEXT([.D6]);3;IF(ISTEXT([.E6]);4;IF(ISTEXT([.F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arely get bore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7]);1;IF(ISTEXT([.C7]);2;IF(ISTEXT([.D7]);3;IF(ISTEXT([.E7]);4;IF(ISTEXT([.F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When I have had enough of something, I move on to something els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8]);1;IF(ISTEXT([.C8]);2;IF(ISTEXT([.D8]);3;IF(ISTEXT([.E8]);4;IF(ISTEXT([.F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Being well-organized helps me get more d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9]);1;IF(ISTEXT([.C9]);2;IF(ISTEXT([.D9]);3;IF(ISTEXT([.E9]);4;IF(ISTEXT([.F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ry to follow the rules, but sometimes need to break them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0]);1;IF(ISTEXT([.C10]);2;IF(ISTEXT([.D10]);3;IF(ISTEXT([.E10]);4;IF(ISTEXT([.F1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to push myself and others beyond our comfort zo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1]);1;IF(ISTEXT([.C11]);2;IF(ISTEXT([.D11]);3;IF(ISTEXT([.E11]);4;IF(ISTEXT([.F1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urrent events sometimes make me depressed and even ups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]);1;IF(ISTEXT([.C12]);2;IF(ISTEXT([.D12]);3;IF(ISTEXT([.E12]);4;IF(ISTEXT([.F1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sometimes find it difficult to watch violence on TV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3]);1;IF(ISTEXT([.C13]);2;IF(ISTEXT([.D13]);3;IF(ISTEXT([.E13]);4;IF(ISTEXT([.F1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 can be difficult getting started, but once I'm going it's hard to stop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4]);1;IF(ISTEXT([.C14]);2;IF(ISTEXT([.D14]);3;IF(ISTEXT([.E14]);4;IF(ISTEXT([.F1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Others sometimes look to me for direct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5]);1;IF(ISTEXT([.C15]);2;IF(ISTEXT([.D15]);3;IF(ISTEXT([.E15]);4;IF(ISTEXT([.F1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pbeat and energetic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6]);1;IF(ISTEXT([.C16]);2;IF(ISTEXT([.D16]);3;IF(ISTEXT([.E16]);4;IF(ISTEXT([.F1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pend most of my time trying to understand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7]);1;IF(ISTEXT([.C17]);2;IF(ISTEXT([.D17]);3;IF(ISTEXT([.E17]);4;IF(ISTEXT([.F1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doubt those in authorit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8]);1;IF(ISTEXT([.C18]);2;IF(ISTEXT([.D18]);3;IF(ISTEXT([.E18]);4;IF(ISTEXT([.F1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follow the rul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9]);1;IF(ISTEXT([.C19]);2;IF(ISTEXT([.D19]);3;IF(ISTEXT([.E19]);4;IF(ISTEXT([.F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see life from a zero-sum, winner-take-all perspecti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20]);1;IF(ISTEXT([.C20]);2;IF(ISTEXT([.D20]);3;IF(ISTEXT([.E20]);4;IF(ISTEXT([.F2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nique and tend to be a bit of a non-conformis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1]);1;IF(ISTEXT([.C21]);2;IF(ISTEXT([.D21]);3;IF(ISTEXT([.E21]);4;IF(ISTEXT([.F2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make other people happ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22]);1;IF(ISTEXT([.C22]);2;IF(ISTEXT([.D22]);3;IF(ISTEXT([.E22]);4;IF(ISTEXT([.F2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daptable and don't mind following another person's lea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23]);1;IF(ISTEXT([.C23]);2;IF(ISTEXT([.D23]);3;IF(ISTEXT([.E23]);4;IF(ISTEXT([.F2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ill continue working even when I don't feel wel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24]);1;IF(ISTEXT([.C24]);2;IF(ISTEXT([.D24]);3;IF(ISTEXT([.E24]);4;IF(ISTEXT([.F2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Given enough time, I can solve highly complex problem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25]);1;IF(ISTEXT([.C25]);2;IF(ISTEXT([.D25]);3;IF(ISTEXT([.E25]);4;IF(ISTEXT([.F2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lways try to break the tension with a good jok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26]);1;IF(ISTEXT([.C26]);2;IF(ISTEXT([.D26]);3;IF(ISTEXT([.E26]);4;IF(ISTEXT([.F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uspect that fake, pretentious people are hiding somethi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27]);1;IF(ISTEXT([.C27]);2;IF(ISTEXT([.D27]);3;IF(ISTEXT([.E27]);4;IF(ISTEXT([.F2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keep my belongings in order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28]);1;IF(ISTEXT([.C28]);2;IF(ISTEXT([.D28]);3;IF(ISTEXT([.E28]);4;IF(ISTEXT([.F2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aydream about being in lov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9]);1;IF(ISTEXT([.C29]);2;IF(ISTEXT([.D29]);3;IF(ISTEXT([.E29]);4;IF(ISTEXT([.F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can be argumentative and am not afraid to figh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30]);1;IF(ISTEXT([.C30]);2;IF(ISTEXT([.D30]);3;IF(ISTEXT([.E30]);4;IF(ISTEXT([.F3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an be sensitive at tim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31]);1;IF(ISTEXT([.C31]);2;IF(ISTEXT([.D31]);3;IF(ISTEXT([.E31]);4;IF(ISTEXT([.F3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eople often seem to know that it's safe to confide in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32]);1;IF(ISTEXT([.C32]);2;IF(ISTEXT([.D32]);3;IF(ISTEXT([.E32]);4;IF(ISTEXT([.F3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enjoy reading, learning, and watching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33]);1;IF(ISTEXT([.C33]);2;IF(ISTEXT([.D33]);3;IF(ISTEXT([.E33]);4;IF(ISTEXT([.F33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workaholic and am happiest when working towards a goa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34]);1;IF(ISTEXT([.C34]);2;IF(ISTEXT([.D34]);3;IF(ISTEXT([.E34]);4;IF(ISTEXT([.F3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Fear of being taken advantage of keeps me from being more trusti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35]);1;IF(ISTEXT([.C35]);2;IF(ISTEXT([.D35]);3;IF(ISTEXT([.E35]);4;IF(ISTEXT([.F3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trive for efficienc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36]);1;IF(ISTEXT([.C36]);2;IF(ISTEXT([.D36]);3;IF(ISTEXT([.E36]);4;IF(ISTEXT([.F3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on't like to be fenced in with obligation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37]);1;IF(ISTEXT([.C37]);2;IF(ISTEXT([.D37]);3;IF(ISTEXT([.E37]);4;IF(ISTEXT([.F37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an be vocal and temperamental when things aren't going my wa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38]);1;IF(ISTEXT([.C38]);2;IF(ISTEXT([.D38]);3;IF(ISTEXT([.E38]);4;IF(ISTEXT([.F38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's nice to win people over to my sid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39]);1;IF(ISTEXT([.C39]);2;IF(ISTEXT([.D39]);3;IF(ISTEXT([.E39]);4;IF(ISTEXT([.F3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fun to be like a fly on the wall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40]);1;IF(ISTEXT([.C40]);2;IF(ISTEXT([.D40]);3;IF(ISTEXT([.E40]);4;IF(ISTEXT([.F40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keep my thoughts to myself, to prevent troub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41]);1;IF(ISTEXT([.C41]);2;IF(ISTEXT([.D41]);3;IF(ISTEXT([.E41]);4;IF(ISTEXT([.F4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n independent pers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42]);1;IF(ISTEXT([.C42]);2;IF(ISTEXT([.D42]);3;IF(ISTEXT([.E42]);4;IF(ISTEXT([.F4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willing to work late to meet deadli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43]);1;IF(ISTEXT([.C43]);2;IF(ISTEXT([.D43]);3;IF(ISTEXT([.E43]);4;IF(ISTEXT([.F4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try to help people who really want to be left al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44]);1;IF(ISTEXT([.C44]);2;IF(ISTEXT([.D44]);3;IF(ISTEXT([.E44]);4;IF(ISTEXT([.F4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get input from others before I make a decis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45]);1;IF(ISTEXT([.C45]);2;IF(ISTEXT([.D45]);3;IF(ISTEXT([.E45]);4;IF(ISTEXT([.F4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keep a conversation going with anyone about anything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46]);1;IF(ISTEXT([.C46]);2;IF(ISTEXT([.D46]);3;IF(ISTEXT([.E46]);4;IF(ISTEXT([.F4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enjoy being somewhat of a contraria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47]);1;IF(ISTEXT([.C47]);2;IF(ISTEXT([.D47]);3;IF(ISTEXT([.E47]);4;IF(ISTEXT([.F4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come out of my shell only around those with shared interest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48]);1;IF(ISTEXT([.C48]);2;IF(ISTEXT([.D48]);3;IF(ISTEXT([.E48]);4;IF(ISTEXT([.F4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ant to help the homeles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49]);1;IF(ISTEXT([.C49]);2;IF(ISTEXT([.D49]);3;IF(ISTEXT([.E49]);4;IF(ISTEXT([.F4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What doesn't kill you, makes you stronger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50]);1;IF(ISTEXT([.C50]);2;IF(ISTEXT([.D50]);3;IF(ISTEXT([.E50]);4;IF(ISTEXT([.F5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 is important for me to be comfortable, both mentally and physicall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51]);1;IF(ISTEXT([.C51]);2;IF(ISTEXT([.D51]);3;IF(ISTEXT([.E51]);4;IF(ISTEXT([.F5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ill sometimes take responsibility when others won'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52]);1;IF(ISTEXT([.C52]);2;IF(ISTEXT([.D52]);3;IF(ISTEXT([.E52]);4;IF(ISTEXT([.F5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loya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53]);1;IF(ISTEXT([.C53]);2;IF(ISTEXT([.D53]);3;IF(ISTEXT([.E53]);4;IF(ISTEXT([.F5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not stand being bored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54]);1;IF(ISTEXT([.C54]);2;IF(ISTEXT([.D54]);3;IF(ISTEXT([.E54]);4;IF(ISTEXT([.F5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chedules and to-do lists help me keep on track and get things don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55]);1;IF(ISTEXT([.C55]);2;IF(ISTEXT([.D55]);3;IF(ISTEXT([.E55]);4;IF(ISTEXT([.F5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rowds tend to wear me ou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56]);1;IF(ISTEXT([.C56]);2;IF(ISTEXT([.D56]);3;IF(ISTEXT([.E56]);4;IF(ISTEXT([.F5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Sometimes I feel lonely and misunderstoo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57]);1;IF(ISTEXT([.C57]);2;IF(ISTEXT([.D57]);3;IF(ISTEXT([.E57]);4;IF(ISTEXT([.F5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often prioritize others' needs over my own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58]);1;IF(ISTEXT([.C58]);2;IF(ISTEXT([.D58]);3;IF(ISTEXT([.E58]);4;IF(ISTEXT([.F5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feel protective of my friends and fami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59]);1;IF(ISTEXT([.C59]);2;IF(ISTEXT([.D59]);3;IF(ISTEXT([.E59]);4;IF(ISTEXT([.F59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te to make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60]);1;IF(ISTEXT([.C60]);2;IF(ISTEXT([.D60]);3;IF(ISTEXT([.E60]);4;IF(ISTEXT([.F6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supportive and a good listener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61]);1;IF(ISTEXT([.C61]);2;IF(ISTEXT([.D61]);3;IF(ISTEXT([.E61]);4;IF(ISTEXT([.F6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must always be having new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62]);1;IF(ISTEXT([.C62]);2;IF(ISTEXT([.D62]);3;IF(ISTEXT([.E62]);4;IF(ISTEXT([.F6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work hard and am supportive of other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63]);1;IF(ISTEXT([.C63]);2;IF(ISTEXT([.D63]);3;IF(ISTEXT([.E63]);4;IF(ISTEXT([.F6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make a good first impress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64]);1;IF(ISTEXT([.C64]);2;IF(ISTEXT([.D64]);3;IF(ISTEXT([.E64]);4;IF(ISTEXT([.F6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sincere people who have integrit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65]);1;IF(ISTEXT([.C65]);2;IF(ISTEXT([.D65]);3;IF(ISTEXT([.E65]);4;IF(ISTEXT([.F6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family firs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66]);1;IF(ISTEXT([.C66]);2;IF(ISTEXT([.D66]);3;IF(ISTEXT([.E66]);4;IF(ISTEXT([.F6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naturally emerge as a leader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67]);1;IF(ISTEXT([.C67]);2;IF(ISTEXT([.D67]);3;IF(ISTEXT([.E67]);4;IF(ISTEXT([.F6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pend hours alone with my hobbi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68]);1;IF(ISTEXT([.C68]);2;IF(ISTEXT([.D68]);3;IF(ISTEXT([.E68]);4;IF(ISTEXT([.F6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ry about many things, especially inconsistenci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69]);1;IF(ISTEXT([.C69]);2;IF(ISTEXT([.D69]);3;IF(ISTEXT([.E69]);4;IF(ISTEXT([.F6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n active person and have a busy schedu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70]);1;IF(ISTEXT([.C70]);2;IF(ISTEXT([.D70]);3;IF(ISTEXT([.E70]);4;IF(ISTEXT([.F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"walk on the sunny side of life"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71]);1;IF(ISTEXT([.C71]);2;IF(ISTEXT([.D71]);3;IF(ISTEXT([.E71]);4;IF(ISTEXT([.F7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Money is important to my happine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72]);1;IF(ISTEXT([.C72]);2;IF(ISTEXT([.D72]);3;IF(ISTEXT([.E72]);4;IF(ISTEXT([.F7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get lost in a pit of depress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73]);1;IF(ISTEXT([.C73]);2;IF(ISTEXT([.D73]);3;IF(ISTEXT([.E73]);4;IF(ISTEXT([.F7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“It is better to give than to receive”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74]);1;IF(ISTEXT([.C74]);2;IF(ISTEXT([.D74]);3;IF(ISTEXT([.E74]);4;IF(ISTEXT([.F7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independent and my own bo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75]);1;IF(ISTEXT([.C75]);2;IF(ISTEXT([.D75]);3;IF(ISTEXT([.E75]);4;IF(ISTEXT([.F7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onfor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76]);1;IF(ISTEXT([.C76]);2;IF(ISTEXT([.D76]);3;IF(ISTEXT([.E76]);4;IF(ISTEXT([.F7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unctual and prefer being early to being lat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77]);1;IF(ISTEXT([.C77]);2;IF(ISTEXT([.D77]);3;IF(ISTEXT([.E77]);4;IF(ISTEXT([.F7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prefer ideas to material possess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78]);1;IF(ISTEXT([.C78]);2;IF(ISTEXT([.D78]);3;IF(ISTEXT([.E78]);4;IF(ISTEXT([.F7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bound quickly from bad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79]);1;IF(ISTEXT([.C79]);2;IF(ISTEXT([.D79]);3;IF(ISTEXT([.E79]);4;IF(ISTEXT([.F7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Feeling successful is one of the best feelings I've ever ha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80]);1;IF(ISTEXT([.C80]);2;IF(ISTEXT([.D80]);3;IF(ISTEXT([.E80]);4;IF(ISTEXT([.F8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being in harmony with people and natur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81]);1;IF(ISTEXT([.C81]);2;IF(ISTEXT([.D81]);3;IF(ISTEXT([.E81]);4;IF(ISTEXT([.F8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 romantic and long to find my soul mat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82]);1;IF(ISTEXT([.C82]);2;IF(ISTEXT([.D82]);3;IF(ISTEXT([.E82]);4;IF(ISTEXT([.F8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difficulty saying no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83]);1;IF(ISTEXT([.C83]);2;IF(ISTEXT([.D83]);3;IF(ISTEXT([.E83]);4;IF(ISTEXT([.F8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prefer it when leaders are decisi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84]);1;IF(ISTEXT([.C84]);2;IF(ISTEXT([.D84]);3;IF(ISTEXT([.E84]);4;IF(ISTEXT([.F8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often have to redo other peoples work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85]);1;IF(ISTEXT([.C85]);2;IF(ISTEXT([.D85]);3;IF(ISTEXT([.E85]);4;IF(ISTEXT([.F8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usually a bit more serious than other peop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86]);1;IF(ISTEXT([.C86]);2;IF(ISTEXT([.D86]);3;IF(ISTEXT([.E86]);4;IF(ISTEXT([.F8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 groups I tend to be silent and invisibl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87]);1;IF(ISTEXT([.C87]);2;IF(ISTEXT([.D87]);3;IF(ISTEXT([.E87]);4;IF(ISTEXT([.F8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like to stand ou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88]);1;IF(ISTEXT([.C88]);2;IF(ISTEXT([.D88]);3;IF(ISTEXT([.E88]);4;IF(ISTEXT([.F8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ove adventure and new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89]);1;IF(ISTEXT([.C89]);2;IF(ISTEXT([.D89]);3;IF(ISTEXT([.E89]);4;IF(ISTEXT([.F8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an be indecisive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90]);1;IF(ISTEXT([.C90]);2;IF(ISTEXT([.D90]);3;IF(ISTEXT([.E90]);4;IF(ISTEXT([.F9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 feels good to have people over and entertain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91]);1;IF(ISTEXT([.C91]);2;IF(ISTEXT([.D91]);3;IF(ISTEXT([.E91]);4;IF(ISTEXT([.F9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motional and my feelings are easily hur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92]);1;IF(ISTEXT([.C92]);2;IF(ISTEXT([.D92]);3;IF(ISTEXT([.E92]);4;IF(ISTEXT([.F9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ake things seriousl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93]);1;IF(ISTEXT([.C93]);2;IF(ISTEXT([.D93]);3;IF(ISTEXT([.E93]);4;IF(ISTEXT([.F9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be suspicious of others' hidden motiv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94]);1;IF(ISTEXT([.C94]);2;IF(ISTEXT([.D94]);3;IF(ISTEXT([.E94]);4;IF(ISTEXT([.F9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y skin is thicker than most others'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95]);1;IF(ISTEXT([.C95]);2;IF(ISTEXT([.D95]);3;IF(ISTEXT([.E95]);4;IF(ISTEXT([.F9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 is good to wake up to a full day of planned activ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96]);1;IF(ISTEXT([.C96]);2;IF(ISTEXT([.D96]);3;IF(ISTEXT([.E96]);4;IF(ISTEXT([.F9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Once I get going on something, it can be hard to change cour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97]);1;IF(ISTEXT([.C97]);2;IF(ISTEXT([.D97]);3;IF(ISTEXT([.E97]);4;IF(ISTEXT([.F9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extraverted and feel comfortable in crowd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98]);1;IF(ISTEXT([.C98]);2;IF(ISTEXT([.D98]);3;IF(ISTEXT([.E98]);4;IF(ISTEXT([.F9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easy for me to understand others' viewpoint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99]);1;IF(ISTEXT([.C99]);2;IF(ISTEXT([.D99]);3;IF(ISTEXT([.E99]);4;IF(ISTEXT([.F9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 warms my heart to think I helped someone feel better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00]);1;IF(ISTEXT([.C100]);2;IF(ISTEXT([.D100]);3;IF(ISTEXT([.E100]);4;IF(ISTEXT([.F10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 perfectionis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01]);1;IF(ISTEXT([.C101]);2;IF(ISTEXT([.D101]);3;IF(ISTEXT([.E101]);4;IF(ISTEXT([.F10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eel that only a very few people are truly worthy of my admir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02]);1;IF(ISTEXT([.C102]);2;IF(ISTEXT([.D102]);3;IF(ISTEXT([.E102]);4;IF(ISTEXT([.F10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be controlling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03]);1;IF(ISTEXT([.C103]);2;IF(ISTEXT([.D103]);3;IF(ISTEXT([.E103]);4;IF(ISTEXT([.F10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hide my self-doubt and insecur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04]);1;IF(ISTEXT([.C104]);2;IF(ISTEXT([.D104]);3;IF(ISTEXT([.E104]);4;IF(ISTEXT([.F10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ery active internal dialogu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05]);1;IF(ISTEXT([.C105]);2;IF(ISTEXT([.D105]);3;IF(ISTEXT([.E105]);4;IF(ISTEXT([.F10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uninhibit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06]);1;IF(ISTEXT([.C106]);2;IF(ISTEXT([.D106]);3;IF(ISTEXT([.E106]);4;IF(ISTEXT([.F10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void confrontat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07]);1;IF(ISTEXT([.C107]);2;IF(ISTEXT([.D107]);3;IF(ISTEXT([.E107]);4;IF(ISTEXT([.F10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look down on weak peopl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08]);1;IF(ISTEXT([.C108]);2;IF(ISTEXT([.D108]);3;IF(ISTEXT([.E108]);4;IF(ISTEXT([.F10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te to feel lone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09]);1;IF(ISTEXT([.C109]);2;IF(ISTEXT([.D109]);3;IF(ISTEXT([.E109]);4;IF(ISTEXT([.F10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lert and cautiou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10]);1;IF(ISTEXT([.C110]);2;IF(ISTEXT([.D110]);3;IF(ISTEXT([.E110]);4;IF(ISTEXT([.F11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really enjoy feeling bitter swe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11]);1;IF(ISTEXT([.C111]);2;IF(ISTEXT([.D111]);3;IF(ISTEXT([.E111]);4;IF(ISTEXT([.F11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practical and realistic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12]);1;IF(ISTEXT([.C112]);2;IF(ISTEXT([.D112]);3;IF(ISTEXT([.E112]);4;IF(ISTEXT([.F11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not afraid to cut corners occasional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13]);1;IF(ISTEXT([.C113]);2;IF(ISTEXT([.D113]);3;IF(ISTEXT([.E113]);4;IF(ISTEXT([.F11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ry to be likeable and tend to like others as well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14]);1;IF(ISTEXT([.C114]);2;IF(ISTEXT([.D114]);3;IF(ISTEXT([.E114]);4;IF(ISTEXT([.F11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t peace with myself and most other peop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15]);1;IF(ISTEXT([.C115]);2;IF(ISTEXT([.D115]);3;IF(ISTEXT([.E115]);4;IF(ISTEXT([.F11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Sometimes I hide my inner conflict behind a calm exterior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16]);1;IF(ISTEXT([.C116]);2;IF(ISTEXT([.D116]);3;IF(ISTEXT([.E116]);4;IF(ISTEXT([.F11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overindulg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17]);1;IF(ISTEXT([.C117]);2;IF(ISTEXT([.D117]);3;IF(ISTEXT([.E117]);4;IF(ISTEXT([.F11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My relationships with others are what my life is abou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18]);1;IF(ISTEXT([.C118]);2;IF(ISTEXT([.D118]);3;IF(ISTEXT([.E118]);4;IF(ISTEXT([.F11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ersistent: "when the going gets tough, the tough get going"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19]);1;IF(ISTEXT([.C119]);2;IF(ISTEXT([.D119]);3;IF(ISTEXT([.E119]);4;IF(ISTEXT([.F1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in touch with my values and needs, and they drive my decision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0]);1;IF(ISTEXT([.C120]);2;IF(ISTEXT([.D120]);3;IF(ISTEXT([.E120]);4;IF(ISTEXT([.F12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a solid sense of what's right and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21]);1;IF(ISTEXT([.C121]);2;IF(ISTEXT([.D121]);3;IF(ISTEXT([.E121]);4;IF(ISTEXT([.F12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want to be the best at what I d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22]);1;IF(ISTEXT([.C122]);2;IF(ISTEXT([.D122]);3;IF(ISTEXT([.E122]);4;IF(ISTEXT([.F12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n most situations I am cool, calm, and collecte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23]);1;IF(ISTEXT([.C123]);2;IF(ISTEXT([.D123]);3;IF(ISTEXT([.E123]);4;IF(ISTEXT([.F12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a hard time showing emot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24]);1;IF(ISTEXT([.C124]);2;IF(ISTEXT([.D124]);3;IF(ISTEXT([.E124]);4;IF(ISTEXT([.F124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have a variety of interest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25]);1;IF(ISTEXT([.C125]);2;IF(ISTEXT([.D125]);3;IF(ISTEXT([.E125]);4;IF(ISTEXT([.F12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it when people respond positively to my encouragemen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26]);1;IF(ISTEXT([.C126]);2;IF(ISTEXT([.D126]);3;IF(ISTEXT([.E126]);4;IF(ISTEXT([.F1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self-conscious, but do my best to hide i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27]);1;IF(ISTEXT([.C127]);2;IF(ISTEXT([.D127]);3;IF(ISTEXT([.E127]);4;IF(ISTEXT([.F12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ice guys finish la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28]);1;IF(ISTEXT([.C128]);2;IF(ISTEXT([.D128]);3;IF(ISTEXT([.E128]);4;IF(ISTEXT([.F12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do my best work when left alon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9]);1;IF(ISTEXT([.C129]);2;IF(ISTEXT([.D129]);3;IF(ISTEXT([.E129]);4;IF(ISTEXT([.F1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do my best to keep my wor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30]);1;IF(ISTEXT([.C130]);2;IF(ISTEXT([.D130]);3;IF(ISTEXT([.E130]);4;IF(ISTEXT([.F13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requently finish projects ear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31]);1;IF(ISTEXT([.C131]);2;IF(ISTEXT([.D131]);3;IF(ISTEXT([.E131]);4;IF(ISTEXT([.F13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thorough and detail-oriented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32]);1;IF(ISTEXT([.C132]);2;IF(ISTEXT([.D132]);3;IF(ISTEXT([.E132]);4;IF(ISTEXT([.F132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t's pointless to stress out about things you can't chang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33]);1;IF(ISTEXT([.C133]);2;IF(ISTEXT([.D133]);3;IF(ISTEXT([.E133]);4;IF(ISTEXT([.F13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ould rather brainstorm ideas than actually implement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34]);1;IF(ISTEXT([.C134]);2;IF(ISTEXT([.D134]);3;IF(ISTEXT([.E134]);4;IF(ISTEXT([.F13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get lots of satisfaction from helping others achieve their goal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35]);1;IF(ISTEXT([.C135]);2;IF(ISTEXT([.D135]);3;IF(ISTEXT([.E135]);4;IF(ISTEXT([.F13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<text:span text:style-name="T4">I tell people exactly what I think and </text:span>don't "pull punches"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36]);1;IF(ISTEXT([.C136]);2;IF(ISTEXT([.D136]);3;IF(ISTEXT([.E136]);4;IF(ISTEXT([.F13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it when people understand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37]);1;IF(ISTEXT([.C137]);2;IF(ISTEXT([.D137]);3;IF(ISTEXT([.E137]);4;IF(ISTEXT([.F13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Having a mission is key to making life worthwhi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38]);1;IF(ISTEXT([.C138]);2;IF(ISTEXT([.D138]);3;IF(ISTEXT([.E138]);4;IF(ISTEXT([.F13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ometimes worry, even when things are going wel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39]);1;IF(ISTEXT([.C139]);2;IF(ISTEXT([.D139]);3;IF(ISTEXT([.E139]);4;IF(ISTEXT([.F13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ove it when things are going well and I'm in the flow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40]);1;IF(ISTEXT([.C140]);2;IF(ISTEXT([.D140]);3;IF(ISTEXT([.E140]);4;IF(ISTEXT([.F14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lose track of time while getting lost in my work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41]);1;IF(ISTEXT([.C141]);2;IF(ISTEXT([.D141]);3;IF(ISTEXT([.E141]);4;IF(ISTEXT([.F141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When other people are arguing, I leave the room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42]);1;IF(ISTEXT([.C142]);2;IF(ISTEXT([.D142]);3;IF(ISTEXT([.E142]);4;IF(ISTEXT([.F14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agreeable and tend to adapt to those around m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43]);1;IF(ISTEXT([.C143]);2;IF(ISTEXT([.D143]);3;IF(ISTEXT([.E143]);4;IF(ISTEXT([.F14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n a fight, I will not surrender until I absolutely have t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44]);1;IF(ISTEXT([.C144]);2;IF(ISTEXT([.D144]);3;IF(ISTEXT([.E144]);4;IF(ISTEXT([.F14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ontrary to what the "experts" say, I am able to multitask efficient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45]);1;IF(ISTEXT([.C145]);2;IF(ISTEXT([.D145]);3;IF(ISTEXT([.E145]);4;IF(ISTEXT([.F14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intuitive and idealistic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46]);1;IF(ISTEXT([.C146]);2;IF(ISTEXT([.D146]);3;IF(ISTEXT([.E146]);4;IF(ISTEXT([.F146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honest, sincere, and value fairnes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47]);1;IF(ISTEXT([.C147]);2;IF(ISTEXT([.D147]);3;IF(ISTEXT([.E147]);4;IF(ISTEXT([.F14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spite my best efforts, I occasionally fall for scam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48]);1;IF(ISTEXT([.C148]);2;IF(ISTEXT([.D148]);3;IF(ISTEXT([.E148]);4;IF(ISTEXT([.F14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individualistic and not afraid to be differen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49]);1;IF(ISTEXT([.C149]);2;IF(ISTEXT([.D149]);3;IF(ISTEXT([.E149]);4;IF(ISTEXT([.F149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have a positive outlook on lif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50]);1;IF(ISTEXT([.C150]);2;IF(ISTEXT([.D150]);3;IF(ISTEXT([.E150]);4;IF(ISTEXT([.F15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When things aren't going well, I do not hesitate to change cours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51]);1;IF(ISTEXT([.C151]);2;IF(ISTEXT([.D151]);3;IF(ISTEXT([.E151]);4;IF(ISTEXT([.F15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want people to tell me the truth, not spare my feeling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52]);1;IF(ISTEXT([.C152]);2;IF(ISTEXT([.D152]);3;IF(ISTEXT([.E152]);4;IF(ISTEXT([.F15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expressing my feelings and tend to "wear my heart on my sleeve"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53]);1;IF(ISTEXT([.C153]);2;IF(ISTEXT([.D153]);3;IF(ISTEXT([.E153]);4;IF(ISTEXT([.F15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enjoy traveling and experiencing different cultur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54]);1;IF(ISTEXT([.C154]);2;IF(ISTEXT([.D154]);3;IF(ISTEXT([.E154]);4;IF(ISTEXT([.F15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ide with the rebels over the establishmen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55]);1;IF(ISTEXT([.C155]);2;IF(ISTEXT([.D155]);3;IF(ISTEXT([.E155]);4;IF(ISTEXT([.F15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rticulate and care about grammar, spelling, and punctu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56]);1;IF(ISTEXT([.C156]);2;IF(ISTEXT([.D156]);3;IF(ISTEXT([.E156]);4;IF(ISTEXT([.F15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careful and fearful of embarassment for making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57]);1;IF(ISTEXT([.C157]);2;IF(ISTEXT([.D157]);3;IF(ISTEXT([.E157]);4;IF(ISTEXT([.F15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be cynical and skpetical of others' experti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58]);1;IF(ISTEXT([.C158]);2;IF(ISTEXT([.D158]);3;IF(ISTEXT([.E158]);4;IF(ISTEXT([.F15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ject attempts to control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59]);1;IF(ISTEXT([.C159]);2;IF(ISTEXT([.D159]);3;IF(ISTEXT([.E159]);4;IF(ISTEXT([.F15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be assertive and even aggressiv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60]);1;IF(ISTEXT([.C160]);2;IF(ISTEXT([.D160]);3;IF(ISTEXT([.E160]);4;IF(ISTEXT([.F16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prefer that relationships be harmoni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61]);1;IF(ISTEXT([.C161]);2;IF(ISTEXT([.D161]);3;IF(ISTEXT([.E161]);4;IF(ISTEXT([.F16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fearless and willing to take risk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62]);1;IF(ISTEXT([.C162]);2;IF(ISTEXT([.D162]);3;IF(ISTEXT([.E162]);4;IF(ISTEXT([.F16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competent and efficien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63]);1;IF(ISTEXT([.C163]);2;IF(ISTEXT([.D163]);3;IF(ISTEXT([.E163]);4;IF(ISTEXT([.F16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ivid imaginat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64]);1;IF(ISTEXT([.C164]);2;IF(ISTEXT([.D164]);3;IF(ISTEXT([.E164]);4;IF(ISTEXT([.F16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n an effort to avoid criticism, I often conform to others' expectation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65]);1;IF(ISTEXT([.C165]);2;IF(ISTEXT([.D165]);3;IF(ISTEXT([.E165]);4;IF(ISTEXT([.F16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to double-check my work before moving 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66]);1;IF(ISTEXT([.C166]);2;IF(ISTEXT([.D166]);3;IF(ISTEXT([.E166]);4;IF(ISTEXT([.F16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 private person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67]);1;IF(ISTEXT([.C167]);2;IF(ISTEXT([.D167]);3;IF(ISTEXT([.E167]);4;IF(ISTEXT([.F16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k hard and am protective of the ones I lo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68]);1;IF(ISTEXT([.C168]);2;IF(ISTEXT([.D168]);3;IF(ISTEXT([.E168]);4;IF(ISTEXT([.F16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's easier to do quick unimportant tasks than the big important on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69]);1;IF(ISTEXT([.C169]);2;IF(ISTEXT([.D169]);3;IF(ISTEXT([.E169]);4;IF(ISTEXT([.F16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thoughtful and often gener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70]);1;IF(ISTEXT([.C170]);2;IF(ISTEXT([.D170]);3;IF(ISTEXT([.E170]);4;IF(ISTEXT([.F1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asily distracted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71]);1;IF(ISTEXT([.C171]);2;IF(ISTEXT([.D171]);3;IF(ISTEXT([.E171]);4;IF(ISTEXT([.F17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don't mind sulking and wallowing in negativity when I feel dow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72]);1;IF(ISTEXT([.C172]);2;IF(ISTEXT([.D172]);3;IF(ISTEXT([.E172]);4;IF(ISTEXT([.F17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work fir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73]);1;IF(ISTEXT([.C173]);2;IF(ISTEXT([.D173]);3;IF(ISTEXT([.E173]);4;IF(ISTEXT([.F17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ee things as being mostly black-and-white - they are good or bad, right or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74]);1;IF(ISTEXT([.C174]);2;IF(ISTEXT([.D174]);3;IF(ISTEXT([.E174]);4;IF(ISTEXT([.F17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sometimes be my own worst enem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75]);1;IF(ISTEXT([.C175]);2;IF(ISTEXT([.D175]);3;IF(ISTEXT([.E175]);4;IF(ISTEXT([.F17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decisive and unshakeabl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76]);1;IF(ISTEXT([.C176]);2;IF(ISTEXT([.D176]);3;IF(ISTEXT([.E176]);4;IF(ISTEXT([.F17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very curious and tend to know about a variety of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77]);1;IF(ISTEXT([.C177]);2;IF(ISTEXT([.D177]);3;IF(ISTEXT([.E177]);4;IF(ISTEXT([.F17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bit of a packrat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78]);1;IF(ISTEXT([.C178]);2;IF(ISTEXT([.D178]);3;IF(ISTEXT([.E178]);4;IF(ISTEXT([.F178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uninhibited and feel free to speak my mind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79]);1;IF(ISTEXT([.C179]);2;IF(ISTEXT([.D179]);3;IF(ISTEXT([.E179]);4;IF(ISTEXT([.F17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r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80]);1;IF(ISTEXT([.C180]);2;IF(ISTEXT([.D180]);3;IF(ISTEXT([.E180]);4;IF(ISTEXT([.F18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stay bus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81]);1;IF(ISTEXT([.C181]);2;IF(ISTEXT([.D181]);3;IF(ISTEXT([.E181]);4;IF(ISTEXT([.F18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be friend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82]);1;IF(ISTEXT([.C182]);2;IF(ISTEXT([.D182]);3;IF(ISTEXT([.E182]);4;IF(ISTEXT([.F18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doubt myself -- and most everyone else as wel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83]);1;IF(ISTEXT([.C183]);2;IF(ISTEXT([.D183]);3;IF(ISTEXT([.E183]);4;IF(ISTEXT([.F18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a conversation where no one agre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84]);1;IF(ISTEXT([.C184]);2;IF(ISTEXT([.D184]);3;IF(ISTEXT([.E184]);4;IF(ISTEXT([.F184]);5;0)))))" office:value-type="float" office:value="2" calcext:value-type="float">
            <text:p>2</text:p>
          </table:table-cell>
        </table:table-row>
        <table:table-row table:style-name="ro5">
          <table:table-cell table:style-name="ce30" office:value-type="string" calcext:value-type="string" table:number-columns-spanned="10" table:number-rows-spanned="1">
            <text:p>The preceding 180 items match those in combo-4-180_items-rand_head_score.ods. <text:s/>Following are 45 extra items; answering them may help break a tie.</text:p>
          </table:table-cell>
          <table:covered-table-cell table:number-columns-repeated="6"/>
          <table:covered-table-cell table:style-name="ce41"/>
          <table:covered-table-cell table:style-name="Default"/>
          <table:covered-table-cell/>
          <table:table-cell table:number-columns-repeated="24"/>
          <table:table-cell table:style-name="ce14"/>
          <table:table-cell/>
        </table:table-row>
        <table:table-row table:style-name="ro5">
          <table:table-cell office:value-type="string" calcext:value-type="string">
            <text:p>I do my best to make a good first impress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86]);1;IF(ISTEXT([.C186]);2;IF(ISTEXT([.D186]);3;IF(ISTEXT([.E186]);4;IF(ISTEXT([.F18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happy with who I am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87]);1;IF(ISTEXT([.C187]);2;IF(ISTEXT([.D187]);3;IF(ISTEXT([.E187]);4;IF(ISTEXT([.F18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be emotional, but can be very logical at tim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88]);1;IF(ISTEXT([.C188]);2;IF(ISTEXT([.D188]);3;IF(ISTEXT([.E188]);4;IF(ISTEXT([.F18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dventurous and love to try new thing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89]);1;IF(ISTEXT([.C189]);2;IF(ISTEXT([.D189]);3;IF(ISTEXT([.E189]);4;IF(ISTEXT([.F18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have been accused of being a perfectionis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90]);1;IF(ISTEXT([.C190]);2;IF(ISTEXT([.D190]);3;IF(ISTEXT([.E190]);4;IF(ISTEXT([.F19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ormalcy is in the eye of the beholder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91]);1;IF(ISTEXT([.C191]);2;IF(ISTEXT([.D191]);3;IF(ISTEXT([.E191]);4;IF(ISTEXT([.F191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re about other peop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92]);1;IF(ISTEXT([.C192]);2;IF(ISTEXT([.D192]);3;IF(ISTEXT([.E192]);4;IF(ISTEXT([.F19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to push myself to the limits of my capabil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93]);1;IF(ISTEXT([.C193]);2;IF(ISTEXT([.D193]);3;IF(ISTEXT([.E193]);4;IF(ISTEXT([.F19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an be difficult to get along with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94]);1;IF(ISTEXT([.C194]);2;IF(ISTEXT([.D194]);3;IF(ISTEXT([.E194]);4;IF(ISTEXT([.F19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ork hard and expect my efforts to be appreciate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95]);1;IF(ISTEXT([.C195]);2;IF(ISTEXT([.D195]);3;IF(ISTEXT([.E195]);4;IF(ISTEXT([.F19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The wealthiest person is a pauper at times, compared to a man with a satisfied min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96]);1;IF(ISTEXT([.C196]);2;IF(ISTEXT([.D196]);3;IF(ISTEXT([.E196]);4;IF(ISTEXT([.F196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“Flattery will get you nowhere”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97]);1;IF(ISTEXT([.C197]);2;IF(ISTEXT([.D197]);3;IF(ISTEXT([.E197]);4;IF(ISTEXT([.F197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value excitement and am not afraid to take risk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98]);1;IF(ISTEXT([.C198]);2;IF(ISTEXT([.D198]);3;IF(ISTEXT([.E198]);4;IF(ISTEXT([.F19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Rational decisions are best, and they require the absolute truth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99]);1;IF(ISTEXT([.C199]);2;IF(ISTEXT([.D199]);3;IF(ISTEXT([.E199]);4;IF(ISTEXT([.F199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dislike it when people try to manipulate m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200]);1;IF(ISTEXT([.C200]);2;IF(ISTEXT([.D200]);3;IF(ISTEXT([.E200]);4;IF(ISTEXT([.F20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to get along with peop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201]);1;IF(ISTEXT([.C201]);2;IF(ISTEXT([.D201]);3;IF(ISTEXT([.E201]);4;IF(ISTEXT([.F20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ometimes I give up too easil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02]);1;IF(ISTEXT([.C202]);2;IF(ISTEXT([.D202]);3;IF(ISTEXT([.E202]);4;IF(ISTEXT([.F20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be honest, fair, and impartia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203]);1;IF(ISTEXT([.C203]);2;IF(ISTEXT([.D203]);3;IF(ISTEXT([.E203]);4;IF(ISTEXT([.F20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mind my manners and am very polit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204]);1;IF(ISTEXT([.C204]);2;IF(ISTEXT([.D204]);3;IF(ISTEXT([.E204]);4;IF(ISTEXT([.F20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's important to know the rules, even if you are going to break them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205]);1;IF(ISTEXT([.C205]);2;IF(ISTEXT([.D205]);3;IF(ISTEXT([.E205]);4;IF(ISTEXT([.F20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know for a fact that "it's always darkest just before the dawn"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206]);1;IF(ISTEXT([.C206]);2;IF(ISTEXT([.D206]);3;IF(ISTEXT([.E206]);4;IF(ISTEXT([.F206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ove to dive deeply into interesting topic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207]);1;IF(ISTEXT([.C207]);2;IF(ISTEXT([.D207]);3;IF(ISTEXT([.E207]);4;IF(ISTEXT([.F20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Variety is the spice of lif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208]);1;IF(ISTEXT([.C208]);2;IF(ISTEXT([.D208]);3;IF(ISTEXT([.E208]);4;IF(ISTEXT([.F20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Only my very closest friends have seen my vulnerable sid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209]);1;IF(ISTEXT([.C209]);2;IF(ISTEXT([.D209]);3;IF(ISTEXT([.E209]);4;IF(ISTEXT([.F209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At times I care more for others than I do for myself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210]);1;IF(ISTEXT([.C210]);2;IF(ISTEXT([.D210]);3;IF(ISTEXT([.E210]);4;IF(ISTEXT([.F21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keep things organiz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211]);1;IF(ISTEXT([.C211]);2;IF(ISTEXT([.D211]);3;IF(ISTEXT([.E211]);4;IF(ISTEXT([.F21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want to be there for my friends when they are sa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12]);1;IF(ISTEXT([.C212]);2;IF(ISTEXT([.D212]);3;IF(ISTEXT([.E212]);4;IF(ISTEXT([.F21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happy with who I am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213]);1;IF(ISTEXT([.C213]);2;IF(ISTEXT([.D213]);3;IF(ISTEXT([.E213]);4;IF(ISTEXT([.F21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lot of anxiet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214]);1;IF(ISTEXT([.C214]);2;IF(ISTEXT([.D214]);3;IF(ISTEXT([.E214]);4;IF(ISTEXT([.F21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avoid conflic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215]);1;IF(ISTEXT([.C215]);2;IF(ISTEXT([.D215]);3;IF(ISTEXT([.E215]);4;IF(ISTEXT([.F21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dislike loud peopl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216]);1;IF(ISTEXT([.C216]);2;IF(ISTEXT([.D216]);3;IF(ISTEXT([.E216]);4;IF(ISTEXT([.F21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know how to get the things I nee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217]);1;IF(ISTEXT([.C217]);2;IF(ISTEXT([.D217]);3;IF(ISTEXT([.E217]);4;IF(ISTEXT([.F21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n some ways, I am a "jack of all trades"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218]);1;IF(ISTEXT([.C218]);2;IF(ISTEXT([.D218]);3;IF(ISTEXT([.E218]);4;IF(ISTEXT([.F21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want to help stray pets find their old home or a new on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219]);1;IF(ISTEXT([.C219]);2;IF(ISTEXT([.D219]);3;IF(ISTEXT([.E219]);4;IF(ISTEXT([.F21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do not like to joke aroun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220]);1;IF(ISTEXT([.C220]);2;IF(ISTEXT([.D220]);3;IF(ISTEXT([.E220]);4;IF(ISTEXT([.F22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t's nice to have some control over the work I am doing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21]);1;IF(ISTEXT([.C221]);2;IF(ISTEXT([.D221]);3;IF(ISTEXT([.E221]);4;IF(ISTEXT([.F22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can be competitiv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222]);1;IF(ISTEXT([.C222]);2;IF(ISTEXT([.D222]);3;IF(ISTEXT([.E222]);4;IF(ISTEXT([.F22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insist on making my own decisions, but do so only when I'm good and read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223]);1;IF(ISTEXT([.C223]);2;IF(ISTEXT([.D223]);3;IF(ISTEXT([.E223]);4;IF(ISTEXT([.F22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flexible, but can be a bit stubborn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224]);1;IF(ISTEXT([.C224]);2;IF(ISTEXT([.D224]);3;IF(ISTEXT([.E224]);4;IF(ISTEXT([.F22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People sometimes tell me I should get out mor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225]);1;IF(ISTEXT([.C225]);2;IF(ISTEXT([.D225]);3;IF(ISTEXT([.E225]);4;IF(ISTEXT([.F22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an be brutally honest at tim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226]);1;IF(ISTEXT([.C226]);2;IF(ISTEXT([.D226]);3;IF(ISTEXT([.E226]);4;IF(ISTEXT([.F2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to keep up with how my friends are doing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227]);1;IF(ISTEXT([.C227]);2;IF(ISTEXT([.D227]);3;IF(ISTEXT([.E227]);4;IF(ISTEXT([.F227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have trouble saving mone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228]);1;IF(ISTEXT([.C228]);2;IF(ISTEXT([.D228]);3;IF(ISTEXT([.E228]);4;IF(ISTEXT([.F22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believe ideals can make us better peop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229]);1;IF(ISTEXT([.C229]);2;IF(ISTEXT([.D229]);3;IF(ISTEXT([.E229]);4;IF(ISTEXT([.F22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not afraid to break the rul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30]);1;IF(ISTEXT([.C230]);2;IF(ISTEXT([.D230]);3;IF(ISTEXT([.E230]);4;IF(ISTEXT([.F23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number-columns-repeated="30"/>
        </table:table-row>
        <table:table-row table:style-name="ro5">
          <table:table-cell table:number-columns-repeated="36"/>
        </table:table-row>
        <table:table-row table:style-name="ro5">
          <table:table-cell table:style-name="ce4" office:value-type="string" calcext:value-type="string" table:number-columns-spanned="9" table:number-rows-spanned="1">
            <text:p><text:span text:style-name="T5">¹ Each item comes from one of the following </text:span><text:span text:style-name="T6">three sources, as indicated by the value in the Source column (column H):</text:span>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 table:number-columns-repeated="27"/>
        </table:table-row>
        <table:table-row table:style-name="ro5">
          <table:table-cell table:style-name="ce33" office:value-type="string" calcext:value-type="string" table:number-columns-spanned="9" table:number-rows-spanned="1">
            <text:p><text:s text:c="3"/>“oeps” items come from the Open Enneagram of Personality Scales (OEPS) at https://openpsychometrics.org/tests/OEPS/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 table:number-columns-repeated="27"/>
        </table:table-row>
        <table:table-row table:style-name="ro5">
          <table:table-cell table:style-name="ce33" office:value-type="string" calcext:value-type="string" table:number-columns-spanned="9" table:number-rows-spanned="1">
            <text:p><text:span text:style-name="T7">   “teme” items were inspired by and paraphrased from “Personality Inventory” items in the book </text:span><text:span text:style-name="T8">The Enneagram Made Easy </text:span><text:span text:style-name="T9">by Renee Baron and Elizabeth Wagele, 1994.</text:span>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 table:number-columns-repeated="27"/>
        </table:table-row>
        <table:table-row table:style-name="ro5">
          <table:table-cell table:style-name="ce33" office:value-type="string" calcext:value-type="string" table:number-columns-spanned="9" table:number-rows-spanned="1">
            <text:p>   “twote” items were inspired by and paraphrased from “The Riso-Hudson Type Attitude Sorter (TAS)” items in the book <text:span text:style-name="T10">The Wisdom of the Enneagram </text:span>by Don Richard Riso and Russ Hudson, 1999.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 table:number-columns-repeated="27"/>
        </table:table-row>
        <table:table-row table:style-name="ro5">
          <table:table-cell table:number-columns-repeated="36"/>
        </table:table-row>
        <table:table-row table:style-name="ro6">
          <table:table-cell table:style-name="ce6" office:value-type="string" calcext:value-type="string">
            <text:p>Results appear below, starting on row 301</text:p>
          </table:table-cell>
          <table:table-cell table:number-columns-repeated="35"/>
        </table:table-row>
        <table:table-row table:style-name="ro5" table:number-rows-repeated="28">
          <table:table-cell table:number-columns-repeated="36"/>
        </table:table-row>
        <table:table-row table:style-name="ro5" table:number-rows-repeated="4">
          <table:table-cell table:number-columns-repeated="6"/>
          <table:table-cell table:style-name="ce33"/>
          <table:table-cell table:style-name="ce59" table:number-columns-repeated="2"/>
          <table:table-cell table:number-columns-repeated="27"/>
        </table:table-row>
        <table:table-row table:style-name="ro5" table:number-rows-repeated="30">
          <table:table-cell table:number-columns-repeated="36"/>
        </table:table-row>
        <table:table-row table:style-name="ro2">
          <table:table-cell table:style-name="ce7" office:value-type="string" calcext:value-type="string">
            <text:p>Combo 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20-10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Perfectionist or Reformer</text:p>
          </table:table-cell>
          <table:table-cell table:style-name="ce18" table:formula="of:=SUM([.B321];[.B339];[.B357])" office:value-type="float" office:value="25" calcext:value-type="float">
            <text:p>25</text:p>
          </table:table-cell>
          <table:table-cell table:style-name="ce22" table:formula="of:=([.B303]-20)*0.0125" office:value-type="percentage" office:value="0.0625" calcext:value-type="percentage">
            <text:p>6.25%</text:p>
          </table:table-cell>
          <table:table-cell table:style-name="ce18" table:formula="of:=IF([.C303]&lt;=0.2;&quot;Very Low&quot;;IF([.C303]&lt;=0.36;&quot;Low&quot;;IF([.C303]&lt;=0.46;&quot;A Little Low&quot;;IF([.C303]&lt;=0.53;&quot;Average&quot;;IF([.C303]&lt;=0.63;&quot;A Little High&quot;;IF([.C30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3]/[.C312])" office:value-type="percentage" office:value="0.011441647597254" calcext:value-type="percentage">
            <text:p>1.14%</text:p>
          </table:table-cell>
          <table:table-cell table:style-name="ce23" table:formula="of:=IF(MAX([.B303:.B311])&lt;=[.B303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2: The Giver or</text:span> Helper</text:p>
          </table:table-cell>
          <table:table-cell table:style-name="ce18" table:formula="of:=SUM([.B322];[.B340];[.B358])" office:value-type="float" office:value="50" calcext:value-type="float">
            <text:p>50</text:p>
          </table:table-cell>
          <table:table-cell table:style-name="ce22" table:formula="of:=([.B304]-20)*0.0125" office:value-type="percentage" office:value="0.375" calcext:value-type="percentage">
            <text:p>37.50%</text:p>
          </table:table-cell>
          <table:table-cell table:style-name="ce18" table:formula="of:=IF([.C304]&lt;=0.2;&quot;Very Low&quot;;IF([.C304]&lt;=0.36;&quot;Low&quot;;IF([.C304]&lt;=0.46;&quot;A Little Low&quot;;IF([.C304]&lt;=0.53;&quot;Average&quot;;IF([.C304]&lt;=0.63;&quot;A Little High&quot;;IF([.C304]&lt;=0.79;&quot;High&quot;;&quot;Very High&quot;))))))" office:value-type="string" office:string-value="A Little Low" calcext:value-type="string">
            <text:p>A Little Low</text:p>
          </table:table-cell>
          <table:table-cell table:style-name="ce22" table:formula="of:=([.C304]/[.C312])" office:value-type="percentage" office:value="0.068649885583524" calcext:value-type="percentage">
            <text:p>6.86%</text:p>
          </table:table-cell>
          <table:table-cell table:style-name="ce23" table:formula="of:=IF(MAX([.B303:.B311])&lt;=[.B304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3: The Performer or </text:span>Achiever</text:p>
          </table:table-cell>
          <table:table-cell table:style-name="ce18" table:formula="of:=SUM([.B323];[.B341];[.B359])" office:value-type="float" office:value="75" calcext:value-type="float">
            <text:p>75</text:p>
          </table:table-cell>
          <table:table-cell table:style-name="ce22" table:formula="of:=([.B305]-20)*0.0125" office:value-type="percentage" office:value="0.6875" calcext:value-type="percentage">
            <text:p>68.75%</text:p>
          </table:table-cell>
          <table:table-cell table:style-name="ce18" table:formula="of:=IF([.C305]&lt;=0.2;&quot;Very Low&quot;;IF([.C305]&lt;=0.36;&quot;Low&quot;;IF([.C305]&lt;=0.46;&quot;A Little Low&quot;;IF([.C305]&lt;=0.53;&quot;Average&quot;;IF([.C305]&lt;=0.63;&quot;A Little High&quot;;IF([.C305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05]/[.C312])" office:value-type="percentage" office:value="0.125858123569794" calcext:value-type="percentage">
            <text:p>12.59%</text:p>
          </table:table-cell>
          <table:table-cell table:style-name="ce23" table:formula="of:=IF(MAX([.B303:.B311])&lt;=[.B305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4: The Romantic or </text:span>Individualist</text:p>
          </table:table-cell>
          <table:table-cell table:style-name="ce18" table:formula="of:=SUM([.B324];[.B342];[.B360])" office:value-type="float" office:value="100" calcext:value-type="float">
            <text:p>100</text:p>
          </table:table-cell>
          <table:table-cell table:style-name="ce22" table:formula="of:=([.B306]-20)*0.0125" office:value-type="percentage" office:value="1" calcext:value-type="percentage">
            <text:p>100.00%</text:p>
          </table:table-cell>
          <table:table-cell table:style-name="ce18" table:formula="of:=IF([.C306]&lt;=0.2;&quot;Very Low&quot;;IF([.C306]&lt;=0.36;&quot;Low&quot;;IF([.C306]&lt;=0.46;&quot;A Little Low&quot;;IF([.C306]&lt;=0.53;&quot;Average&quot;;IF([.C306]&lt;=0.63;&quot;A Little High&quot;;IF([.C306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06]/[.C312])" office:value-type="percentage" office:value="0.183066361556064" calcext:value-type="percentage">
            <text:p>18.31%</text:p>
          </table:table-cell>
          <table:table-cell table:style-name="ce23" table:formula="of:=IF(MAX([.B303:.B311])&lt;=[.B306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5: The Observer or </text:span>Investigator</text:p>
          </table:table-cell>
          <table:table-cell table:style-name="ce18" table:formula="of:=SUM([.B325];[.B343];[.B361])" office:value-type="float" office:value="123" calcext:value-type="float">
            <text:p>123</text:p>
          </table:table-cell>
          <table:table-cell table:style-name="ce22" table:formula="of:=([.B307]-20)*0.0125" office:value-type="percentage" office:value="1.2875" calcext:value-type="percentage">
            <text:p>128.75%</text:p>
          </table:table-cell>
          <table:table-cell table:style-name="ce18" table:formula="of:=IF([.C307]&lt;=0.2;&quot;Very Low&quot;;IF([.C307]&lt;=0.36;&quot;Low&quot;;IF([.C307]&lt;=0.46;&quot;A Little Low&quot;;IF([.C307]&lt;=0.53;&quot;Average&quot;;IF([.C307]&lt;=0.63;&quot;A Little High&quot;;IF([.C307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07]/[.C312])" office:value-type="percentage" office:value="0.235697940503432" calcext:value-type="percentage">
            <text:p>23.57%</text:p>
          </table:table-cell>
          <table:table-cell table:style-name="ce23" table:formula="of:=IF(MAX([.B303:.B311])&lt;=[.B307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6: The Loyal Skeptic, Loyalist, or </text:span>Questioner</text:p>
          </table:table-cell>
          <table:table-cell table:style-name="ce18" table:formula="of:=SUM([.B326];[.B344];[.B362])" office:value-type="float" office:value="28" calcext:value-type="float">
            <text:p>28</text:p>
          </table:table-cell>
          <table:table-cell table:style-name="ce22" table:formula="of:=([.B308]-20)*0.0125" office:value-type="percentage" office:value="0.1" calcext:value-type="percentage">
            <text:p>10.00%</text:p>
          </table:table-cell>
          <table:table-cell table:style-name="ce18" table:formula="of:=IF([.C308]&lt;=0.2;&quot;Very Low&quot;;IF([.C308]&lt;=0.36;&quot;Low&quot;;IF([.C308]&lt;=0.46;&quot;A Little Low&quot;;IF([.C308]&lt;=0.53;&quot;Average&quot;;IF([.C308]&lt;=0.63;&quot;A Little High&quot;;IF([.C30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8]/[.C312])" office:value-type="percentage" office:value="0.0183066361556064" calcext:value-type="percentage">
            <text:p>1.83%</text:p>
          </table:table-cell>
          <table:table-cell table:style-name="ce23" table:formula="of:=IF(MAX([.B303:.B311])&lt;=[.B308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7: The Epicure, Enthusiast, or </text:span>Adventurer</text:p>
          </table:table-cell>
          <table:table-cell table:style-name="ce18" table:formula="of:=SUM([.B327];[.B345];[.B363])" office:value-type="float" office:value="47" calcext:value-type="float">
            <text:p>47</text:p>
          </table:table-cell>
          <table:table-cell table:style-name="ce22" table:formula="of:=([.B309]-20)*0.0125" office:value-type="percentage" office:value="0.3375" calcext:value-type="percentage">
            <text:p>33.75%</text:p>
          </table:table-cell>
          <table:table-cell table:style-name="ce18" table:formula="of:=IF([.C309]&lt;=0.2;&quot;Very Low&quot;;IF([.C309]&lt;=0.36;&quot;Low&quot;;IF([.C309]&lt;=0.46;&quot;A Little Low&quot;;IF([.C309]&lt;=0.53;&quot;Average&quot;;IF([.C309]&lt;=0.63;&quot;A Little High&quot;;IF([.C309]&lt;=0.79;&quot;High&quot;;&quot;Very High&quot;))))))" office:value-type="string" office:string-value="Low" calcext:value-type="string">
            <text:p>Low</text:p>
          </table:table-cell>
          <table:table-cell table:style-name="ce22" table:formula="of:=([.C309]/[.C312])" office:value-type="percentage" office:value="0.0617848970251716" calcext:value-type="percentage">
            <text:p>6.18%</text:p>
          </table:table-cell>
          <table:table-cell table:style-name="ce23" table:formula="of:=IF(MAX([.B303:.B311])&lt;=[.B309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8: The Protector, Challenger or</text:span> Asserter</text:p>
          </table:table-cell>
          <table:table-cell table:style-name="ce18" table:formula="of:=SUM([.B328];[.B346];[.B364])" office:value-type="float" office:value="72" calcext:value-type="float">
            <text:p>72</text:p>
          </table:table-cell>
          <table:table-cell table:style-name="ce22" table:formula="of:=([.B310]-20)*0.0125" office:value-type="percentage" office:value="0.65" calcext:value-type="percentage">
            <text:p>65.00%</text:p>
          </table:table-cell>
          <table:table-cell table:style-name="ce18" table:formula="of:=IF([.C310]&lt;=0.2;&quot;Very Low&quot;;IF([.C310]&lt;=0.36;&quot;Low&quot;;IF([.C310]&lt;=0.46;&quot;A Little Low&quot;;IF([.C310]&lt;=0.53;&quot;Average&quot;;IF([.C310]&lt;=0.63;&quot;A Little High&quot;;IF([.C310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10]/[.C312])" office:value-type="percentage" office:value="0.118993135011442" calcext:value-type="percentage">
            <text:p>11.90%</text:p>
          </table:table-cell>
          <table:table-cell table:style-name="ce23" table:formula="of:=IF(MAX([.B303:.B311])&lt;=[.B310];&quot;*&quot;;&quot;&quot;)">
            <text:p/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<text:span text:style-name="T12">9: The Mediator or</text:span> Peacemaker</text:p>
          </table:table-cell>
          <table:table-cell table:style-name="ce18" table:formula="of:=SUM([.B329];[.B347];[.B365])" office:value-type="float" office:value="97" calcext:value-type="float">
            <text:p>97</text:p>
          </table:table-cell>
          <table:table-cell table:style-name="ce22" table:formula="of:=([.B311]-20)*0.0125" office:value-type="percentage" office:value="0.9625" calcext:value-type="percentage">
            <text:p>96.25%</text:p>
          </table:table-cell>
          <table:table-cell table:style-name="ce20" table:formula="of:=IF([.C311]&lt;=0.2;&quot;Very Low&quot;;IF([.C311]&lt;=0.36;&quot;Low&quot;;IF([.C311]&lt;=0.46;&quot;A Little Low&quot;;IF([.C311]&lt;=0.53;&quot;Average&quot;;IF([.C311]&lt;=0.63;&quot;A Little High&quot;;IF([.C311]&lt;=0.79;&quot;High&quot;;&quot;Very High&quot;))))))" office:value-type="string" office:string-value="Very High" calcext:value-type="string">
            <text:p>Very High</text:p>
          </table:table-cell>
          <table:table-cell table:style-name="ce27" table:formula="of:=([.C311]/[.C312])" office:value-type="percentage" office:value="0.176201372997712" calcext:value-type="percentage">
            <text:p>17.62%</text:p>
          </table:table-cell>
          <table:table-cell table:style-name="ce23" table:formula="of:=IF(MAX([.B307:.B314])&lt;=[.B311];&quot;*&quot;;&quot;&quot;)">
            <text:p/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03:.C311])" office:value-type="percentage" office:value="5.4625" calcext:value-type="percentage">
            <text:p>546.25%</text:p>
          </table:table-cell>
          <table:table-cell table:style-name="ce19"/>
          <table:table-cell table:style-name="ce23" table:formula="of:=SUM([.E303:.E311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<text:span text:style-name="T13">¹ Type names come from the books </text:span><text:span text:style-name="T14">The Essential Enneagram</text:span><text:span text:style-name="T15">, </text:span><text:span text:style-name="T16">The Enneagram Made Easy</text:span><text:span text:style-name="T17">, and </text:span><text:span text:style-name="T10">The Wisdom of the Enneagram</text:span>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4">² With (180/9)=20 items for each type, the Lowest possible Raw Score is (20*1)=20</text:span>, and the Highest possible Raw Score is (20*5)=100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³ A tie is unlikely, but possible.  To break a tie, you <text:span text:style-name="T18">must</text:span> refine your answers, because this is the questionnaire with the most items!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2">
          <table:table-cell table:number-columns-repeated="36"/>
        </table:table-row>
        <table:table-row table:style-name="ro2">
          <table:table-cell table:style-name="ce7" office:value-type="string" calcext:value-type="string">
            <text:p>OEPS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4-2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AJ28];[.AJ36];[.AJ85];[.AJ101])" office:value-type="float" office:value="4" calcext:value-type="float">
            <text:p>4</text:p>
          </table:table-cell>
          <table:table-cell table:style-name="ce24" table:formula="of:=([.B321]-4)*0.0625" office:value-type="percentage" office:value="0" calcext:value-type="percentage">
            <text:p>0%</text:p>
          </table:table-cell>
          <table:table-cell table:style-name="ce18" table:formula="of:=IF([.C321]&lt;=0.2;&quot;Very Low&quot;;IF([.C321]&lt;=0.36;&quot;Low&quot;;IF([.C321]&lt;=0.46;&quot;A Little Low&quot;;IF([.C321]&lt;=0.53;&quot;Average&quot;;IF([.C321]&lt;=0.63;&quot;A Little High&quot;;IF([.C32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1]/[.C330])" office:value-type="percentage" office:value="0" calcext:value-type="percentage">
            <text:p>0.00%</text:p>
          </table:table-cell>
          <table:table-cell table:style-name="ce23" table:formula="of:=IF(MAX([.B321:.B329])&lt;=[.B321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66];[.AJ83];[.AJ118];[.AJ135])" office:value-type="float" office:value="8" calcext:value-type="float">
            <text:p>8</text:p>
          </table:table-cell>
          <table:table-cell table:style-name="ce24" table:formula="of:=([.B322]-4)*0.0625" office:value-type="percentage" office:value="0.25" calcext:value-type="percentage">
            <text:p>25%</text:p>
          </table:table-cell>
          <table:table-cell table:style-name="ce18" table:formula="of:=IF([.C322]&lt;=0.2;&quot;Very Low&quot;;IF([.C322]&lt;=0.36;&quot;Low&quot;;IF([.C322]&lt;=0.46;&quot;A Little Low&quot;;IF([.C322]&lt;=0.53;&quot;Average&quot;;IF([.C322]&lt;=0.63;&quot;A Little High&quot;;IF([.C322]&lt;=0.79;&quot;High&quot;;&quot;Very High&quot;))))))" office:value-type="string" office:string-value="Low" calcext:value-type="string">
            <text:p>Low</text:p>
          </table:table-cell>
          <table:table-cell table:style-name="ce22" table:formula="of:=([.C322]/[.C330])" office:value-type="percentage" office:value="0.0645161290322581" calcext:value-type="percentage">
            <text:p>6.45%</text:p>
          </table:table-cell>
          <table:table-cell table:style-name="ce23" table:formula="of:=IF(MAX([.B321:.B329])&lt;=[.B322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J72];[.AJ88];[.AJ96];[.AJ173])" office:value-type="float" office:value="12" calcext:value-type="float">
            <text:p>12</text:p>
          </table:table-cell>
          <table:table-cell table:style-name="ce24" table:formula="of:=([.B323]-4)*0.0625" office:value-type="percentage" office:value="0.5" calcext:value-type="percentage">
            <text:p>50%</text:p>
          </table:table-cell>
          <table:table-cell table:style-name="ce18" table:formula="of:=IF([.C323]&lt;=0.2;&quot;Very Low&quot;;IF([.C323]&lt;=0.36;&quot;Low&quot;;IF([.C323]&lt;=0.46;&quot;A Little Low&quot;;IF([.C323]&lt;=0.53;&quot;Average&quot;;IF([.C323]&lt;=0.63;&quot;A Little High&quot;;IF([.C323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23]/[.C330])" office:value-type="percentage" office:value="0.129032258064516" calcext:value-type="percentage">
            <text:p>12.90%</text:p>
          </table:table-cell>
          <table:table-cell table:style-name="ce23" table:formula="of:=IF(MAX([.B321:.B329])&lt;=[.B323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AJ29];[.AJ111];[.AJ155];[.AJ180])" office:value-type="float" office:value="16" calcext:value-type="float">
            <text:p>16</text:p>
          </table:table-cell>
          <table:table-cell table:style-name="ce24" table:formula="of:=([.B324]-4)*0.0625" office:value-type="percentage" office:value="0.75" calcext:value-type="percentage">
            <text:p>75%</text:p>
          </table:table-cell>
          <table:table-cell table:style-name="ce18" table:formula="of:=IF([.C324]&lt;=0.2;&quot;Very Low&quot;;IF([.C324]&lt;=0.36;&quot;Low&quot;;IF([.C324]&lt;=0.46;&quot;A Little Low&quot;;IF([.C324]&lt;=0.53;&quot;Average&quot;;IF([.C324]&lt;=0.63;&quot;A Little High&quot;;IF([.C324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24]/[.C330])" office:value-type="percentage" office:value="0.193548387096774" calcext:value-type="percentage">
            <text:p>19.35%</text:p>
          </table:table-cell>
          <table:table-cell table:style-name="ce23" table:formula="of:=IF(MAX([.B321:.B329])&lt;=[.B324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AJ6];[.AJ17];[.AJ68];[.AJ124])" office:value-type="float" office:value="20" calcext:value-type="float">
            <text:p>20</text:p>
          </table:table-cell>
          <table:table-cell table:style-name="ce24" table:formula="of:=([.B325]-4)*0.0625" office:value-type="percentage" office:value="1" calcext:value-type="percentage">
            <text:p>100%</text:p>
          </table:table-cell>
          <table:table-cell table:style-name="ce18" table:formula="of:=IF([.C325]&lt;=0.2;&quot;Very Low&quot;;IF([.C325]&lt;=0.36;&quot;Low&quot;;IF([.C325]&lt;=0.46;&quot;A Little Low&quot;;IF([.C325]&lt;=0.53;&quot;Average&quot;;IF([.C325]&lt;=0.63;&quot;A Little High&quot;;IF([.C325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25]/[.C330])" office:value-type="percentage" office:value="0.258064516129032" calcext:value-type="percentage">
            <text:p>25.81%</text:p>
          </table:table-cell>
          <table:table-cell table:style-name="ce23" table:formula="of:=IF(MAX([.B321:.B329])&lt;=[.B325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AJ35];[.AJ45];[.AJ53];[.AJ76])" office:value-type="float" office:value="5" calcext:value-type="float">
            <text:p>5</text:p>
          </table:table-cell>
          <table:table-cell table:style-name="ce24" table:formula="of:=([.B326]-4)*0.0625" office:value-type="percentage" office:value="0.0625" calcext:value-type="percentage">
            <text:p>6%</text:p>
          </table:table-cell>
          <table:table-cell table:style-name="ce18" table:formula="of:=IF([.C326]&lt;=0.2;&quot;Very Low&quot;;IF([.C326]&lt;=0.36;&quot;Low&quot;;IF([.C326]&lt;=0.46;&quot;A Little Low&quot;;IF([.C326]&lt;=0.53;&quot;Average&quot;;IF([.C326]&lt;=0.63;&quot;A Little High&quot;;IF([.C32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6]/[.C330])" office:value-type="percentage" office:value="0.0161290322580645" calcext:value-type="percentage">
            <text:p>1.61%</text:p>
          </table:table-cell>
          <table:table-cell table:style-name="ce23" table:formula="of:=IF(MAX([.B321:.B329])&lt;=[.B326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AJ26];[.AJ46];[.AJ62];[.AJ106])" office:value-type="float" office:value="7" calcext:value-type="float">
            <text:p>7</text:p>
          </table:table-cell>
          <table:table-cell table:style-name="ce24" table:formula="of:=([.B327]-4)*0.0625" office:value-type="percentage" office:value="0.1875" calcext:value-type="percentage">
            <text:p>19%</text:p>
          </table:table-cell>
          <table:table-cell table:style-name="ce18" table:formula="of:=IF([.C327]&lt;=0.2;&quot;Very Low&quot;;IF([.C327]&lt;=0.36;&quot;Low&quot;;IF([.C327]&lt;=0.46;&quot;A Little Low&quot;;IF([.C327]&lt;=0.53;&quot;Average&quot;;IF([.C327]&lt;=0.63;&quot;A Little High&quot;;IF([.C32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7]/[.C330])" office:value-type="percentage" office:value="0.0483870967741936" calcext:value-type="percentage">
            <text:p>4.84%</text:p>
          </table:table-cell>
          <table:table-cell table:style-name="ce23" table:formula="of:=IF(MAX([.B321:.B329])&lt;=[.B327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J67];[.AJ84];[.AJ152];[.AJ184])" office:value-type="float" office:value="11" calcext:value-type="float">
            <text:p>11</text:p>
          </table:table-cell>
          <table:table-cell table:style-name="ce24" table:formula="of:=([.B328]-4)*0.0625" office:value-type="percentage" office:value="0.4375" calcext:value-type="percentage">
            <text:p>44%</text:p>
          </table:table-cell>
          <table:table-cell table:style-name="ce18" table:formula="of:=IF([.C328]&lt;=0.2;&quot;Very Low&quot;;IF([.C328]&lt;=0.36;&quot;Low&quot;;IF([.C328]&lt;=0.46;&quot;A Little Low&quot;;IF([.C328]&lt;=0.53;&quot;Average&quot;;IF([.C328]&lt;=0.63;&quot;A Little High&quot;;IF([.C328]&lt;=0.79;&quot;High&quot;;&quot;Very High&quot;))))))" office:value-type="string" office:string-value="A Little Low" calcext:value-type="string">
            <text:p>A Little Low</text:p>
          </table:table-cell>
          <table:table-cell table:style-name="ce22" table:formula="of:=([.C328]/[.C330])" office:value-type="percentage" office:value="0.112903225806452" calcext:value-type="percentage">
            <text:p>11.29%</text:p>
          </table:table-cell>
          <table:table-cell table:style-name="ce23" table:formula="of:=IF(MAX([.B321:.B329])&lt;=[.B328];&quot;*&quot;;&quot;&quot;)">
            <text:p/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5];[.AJ41];[.AJ107];[.AJ142])" office:value-type="float" office:value="15" calcext:value-type="float">
            <text:p>15</text:p>
          </table:table-cell>
          <table:table-cell table:style-name="ce25" table:formula="of:=([.B329]-4)*0.0625" office:value-type="percentage" office:value="0.6875" calcext:value-type="percentage">
            <text:p>69%</text:p>
          </table:table-cell>
          <table:table-cell table:style-name="ce20" table:formula="of:=IF([.C329]&lt;=0.2;&quot;Very Low&quot;;IF([.C329]&lt;=0.36;&quot;Low&quot;;IF([.C329]&lt;=0.46;&quot;A Little Low&quot;;IF([.C329]&lt;=0.53;&quot;Average&quot;;IF([.C329]&lt;=0.63;&quot;A Little High&quot;;IF([.C329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29]/[.C330])" office:value-type="percentage" office:value="0.17741935483871" calcext:value-type="percentage">
            <text:p>17.74%</text:p>
          </table:table-cell>
          <table:table-cell table:style-name="ce23" table:formula="of:=IF(MAX([.B325:.B332])&lt;=[.B329];&quot;*&quot;;&quot;&quot;)">
            <text:p/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21"/>
          <table:table-cell table:style-name="ce26" table:formula="of:=SUM([.C321:.C329])" office:value-type="percentage" office:value="3.875" calcext:value-type="percentage">
            <text:p>388%</text:p>
          </table:table-cell>
          <table:table-cell table:style-name="ce19"/>
          <table:table-cell table:style-name="ce23" table:formula="of:=SUM([.E321:.E329])" office:value-type="percentage" office:value="1" calcext:value-type="percentage">
            <text:p>100.00%</text:p>
          </table:table-cell>
          <table:table-cell table:style-name="ce21"/>
          <table:table-cell table:number-columns-repeated="30"/>
        </table:table-row>
        <table:table-row table:style-name="ro5">
          <table:table-cell table:number-columns-repeated="3"/>
          <table:table-cell table:style-name="ce14"/>
          <table:table-cell table:number-columns-repeated="32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https://www.eclecticenergies.com/enneagram/introduction, retrieved 8/5/2021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4">² With (36/9)=4 items for each type, the Lowest possible Raw Score is (4*1)=</text:span>4, and the Highest possible Raw Score is (4*5)=20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4">³ With just four items per type, a tie is possible.  To break a tie, refine your answers or </text:span>find a questionnaire with more items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2"/>
          <table:table-cell table:number-columns-repeated="2"/>
          <table:table-cell table:style-name="ce14"/>
          <table:table-cell table:number-columns-repeated="32"/>
        </table:table-row>
        <table:table-row table:style-name="ro5">
          <table:table-cell table:number-columns-repeated="36"/>
        </table:table-row>
        <table:table-row table:style-name="ro2">
          <table:table-cell table:style-name="ce7" office:value-type="string" calcext:value-type="string">
            <text:p>TEM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9-45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Perfectionist</text:p>
          </table:table-cell>
          <table:table-cell table:style-name="ce18" table:formula="of:=SUM([.AJ19];[.AJ69];[.AJ77];[.AJ112];[.AJ130];[.AJ147];[.AJ156];[.AJ174];[.AJ211])" office:value-type="float" office:value="9" calcext:value-type="float">
            <text:p>9</text:p>
          </table:table-cell>
          <table:table-cell table:style-name="ce22" table:formula="of:=([.B339]-9)*0.027778" office:value-type="percentage" office:value="0" calcext:value-type="percentage">
            <text:p>0.00%</text:p>
          </table:table-cell>
          <table:table-cell table:style-name="ce18" table:formula="of:=IF([.C339]&lt;=0.2;&quot;Very Low&quot;;IF([.C339]&lt;=0.36;&quot;Low&quot;;IF([.C339]&lt;=0.46;&quot;A Little Low&quot;;IF([.C339]&lt;=0.53;&quot;Average&quot;;IF([.C339]&lt;=0.63;&quot;A Little High&quot;;IF([.C33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39]/[.C348])" office:value-type="percentage" office:value="0" calcext:value-type="percentage">
            <text:p>0.00%</text:p>
          </table:table-cell>
          <table:table-cell table:style-name="ce23" table:formula="of:=IF(MAX([.B339:.B347])&lt;=[.B339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13];[.AJ22];[.AJ31];[.AJ58];[.AJ74];[.AJ109];[.AJ143];[.AJ161];[.AJ201])" office:value-type="float" office:value="18" calcext:value-type="float">
            <text:p>18</text:p>
          </table:table-cell>
          <table:table-cell table:style-name="ce22" table:formula="of:=([.B340]-9)*0.027778" office:value-type="percentage" office:value="0.250002" calcext:value-type="percentage">
            <text:p>25.00%</text:p>
          </table:table-cell>
          <table:table-cell table:style-name="ce18" table:formula="of:=IF([.C340]&lt;=0.2;&quot;Very Low&quot;;IF([.C340]&lt;=0.36;&quot;Low&quot;;IF([.C340]&lt;=0.46;&quot;A Little Low&quot;;IF([.C340]&lt;=0.53;&quot;Average&quot;;IF([.C340]&lt;=0.63;&quot;A Little High&quot;;IF([.C340]&lt;=0.79;&quot;High&quot;;&quot;Very High&quot;))))))" office:value-type="string" office:string-value="Low" calcext:value-type="string">
            <text:p>Low</text:p>
          </table:table-cell>
          <table:table-cell table:style-name="ce22" table:formula="of:=([.C340]/[.C348])" office:value-type="percentage" office:value="0.0633802816901408" calcext:value-type="percentage">
            <text:p>6.34%</text:p>
          </table:table-cell>
          <table:table-cell table:style-name="ce23" table:formula="of:=IF(MAX([.B339:.B347])&lt;=[.B340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J7];[.AJ15];[.AJ24];[.AJ43];[.AJ55];[.AJ64];[.AJ131];[.AJ181];[.AJ213])" office:value-type="float" office:value="27" calcext:value-type="float">
            <text:p>27</text:p>
          </table:table-cell>
          <table:table-cell table:style-name="ce22" table:formula="of:=([.B341]-9)*0.027778" office:value-type="percentage" office:value="0.500004" calcext:value-type="percentage">
            <text:p>50.00%</text:p>
          </table:table-cell>
          <table:table-cell table:style-name="ce18" table:formula="of:=IF([.C341]&lt;=0.2;&quot;Very Low&quot;;IF([.C341]&lt;=0.36;&quot;Low&quot;;IF([.C341]&lt;=0.46;&quot;A Little Low&quot;;IF([.C341]&lt;=0.53;&quot;Average&quot;;IF([.C341]&lt;=0.63;&quot;A Little High&quot;;IF([.C341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41]/[.C348])" office:value-type="percentage" office:value="0.126760563380282" calcext:value-type="percentage">
            <text:p>12.68%</text:p>
          </table:table-cell>
          <table:table-cell table:style-name="ce23" table:formula="of:=IF(MAX([.B339:.B347])&lt;=[.B341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Romantic</text:p>
          </table:table-cell>
          <table:table-cell table:style-name="ce18" table:formula="of:=SUM([.AJ12];[.AJ21];[.AJ65];[.AJ73];[.AJ92];[.AJ103];[.AJ137];[.AJ146];[.AJ212])" office:value-type="float" office:value="36" calcext:value-type="float">
            <text:p>36</text:p>
          </table:table-cell>
          <table:table-cell table:style-name="ce22" table:formula="of:=([.B342]-9)*0.027778" office:value-type="percentage" office:value="0.750006" calcext:value-type="percentage">
            <text:p>75.00%</text:p>
          </table:table-cell>
          <table:table-cell table:style-name="ce18" table:formula="of:=IF([.C342]&lt;=0.2;&quot;Very Low&quot;;IF([.C342]&lt;=0.36;&quot;Low&quot;;IF([.C342]&lt;=0.46;&quot;A Little Low&quot;;IF([.C342]&lt;=0.53;&quot;Average&quot;;IF([.C342]&lt;=0.63;&quot;A Little High&quot;;IF([.C342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42]/[.C348])" office:value-type="percentage" office:value="0.190140845070423" calcext:value-type="percentage">
            <text:p>19.01%</text:p>
          </table:table-cell>
          <table:table-cell table:style-name="ce23" table:formula="of:=IF(MAX([.B339:.B347])&lt;=[.B342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Observer</text:p>
          </table:table-cell>
          <table:table-cell table:style-name="ce18" table:formula="of:=SUM([.AJ33];[.AJ40];[.AJ48];[.AJ56];[.AJ78];[.AJ116];[.AJ149];[.AJ158];[.AJ216])" office:value-type="float" office:value="45" calcext:value-type="float">
            <text:p>45</text:p>
          </table:table-cell>
          <table:table-cell table:style-name="ce22" table:formula="of:=([.B343]-9)*0.027778" office:value-type="percentage" office:value="1.000008" calcext:value-type="percentage">
            <text:p>100.00%</text:p>
          </table:table-cell>
          <table:table-cell table:style-name="ce18" table:formula="of:=IF([.C343]&lt;=0.2;&quot;Very Low&quot;;IF([.C343]&lt;=0.36;&quot;Low&quot;;IF([.C343]&lt;=0.46;&quot;A Little Low&quot;;IF([.C343]&lt;=0.53;&quot;Average&quot;;IF([.C343]&lt;=0.63;&quot;A Little High&quot;;IF([.C343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43]/[.C348])" office:value-type="percentage" office:value="0.253521126760563" calcext:value-type="percentage">
            <text:p>25.35%</text:p>
          </table:table-cell>
          <table:table-cell table:style-name="ce23" table:formula="of:=IF(MAX([.B339:.B347])&lt;=[.B343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Questioner</text:p>
          </table:table-cell>
          <table:table-cell table:style-name="ce18" table:formula="of:=SUM([.AJ10];[.AJ18];[.AJ27];[.AJ63];[.AJ86];[.AJ110];[.AJ139];[.AJ175];[.AJ197])" office:value-type="float" office:value="10" calcext:value-type="float">
            <text:p>10</text:p>
          </table:table-cell>
          <table:table-cell table:style-name="ce22" table:formula="of:=([.B344]-9)*0.027778" office:value-type="percentage" office:value="0.027778" calcext:value-type="percentage">
            <text:p>2.78%</text:p>
          </table:table-cell>
          <table:table-cell table:style-name="ce18" table:formula="of:=IF([.C344]&lt;=0.2;&quot;Very Low&quot;;IF([.C344]&lt;=0.36;&quot;Low&quot;;IF([.C344]&lt;=0.46;&quot;A Little Low&quot;;IF([.C344]&lt;=0.53;&quot;Average&quot;;IF([.C344]&lt;=0.63;&quot;A Little High&quot;;IF([.C34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4]/[.C348])" office:value-type="percentage" office:value="0.00704225352112676" calcext:value-type="percentage">
            <text:p>0.70%</text:p>
          </table:table-cell>
          <table:table-cell table:style-name="ce23" table:formula="of:=IF(MAX([.B339:.B347])&lt;=[.B344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Adventurer</text:p>
          </table:table-cell>
          <table:table-cell table:style-name="ce18" table:formula="of:=SUM([.AJ16];[.AJ37];[.AJ89];[.AJ98];[.AJ114];[.AJ125];[.AJ162];[.AJ179];[.AJ218])" office:value-type="float" office:value="17" calcext:value-type="float">
            <text:p>17</text:p>
          </table:table-cell>
          <table:table-cell table:style-name="ce22" table:formula="of:=([.B345]-9)*0.027778" office:value-type="percentage" office:value="0.222224" calcext:value-type="percentage">
            <text:p>22.22%</text:p>
          </table:table-cell>
          <table:table-cell table:style-name="ce18" table:formula="of:=IF([.C345]&lt;=0.2;&quot;Very Low&quot;;IF([.C345]&lt;=0.36;&quot;Low&quot;;IF([.C345]&lt;=0.46;&quot;A Little Low&quot;;IF([.C345]&lt;=0.53;&quot;Average&quot;;IF([.C345]&lt;=0.63;&quot;A Little High&quot;;IF([.C345]&lt;=0.79;&quot;High&quot;;&quot;Very High&quot;))))))" office:value-type="string" office:string-value="Low" calcext:value-type="string">
            <text:p>Low</text:p>
          </table:table-cell>
          <table:table-cell table:style-name="ce22" table:formula="of:=([.C345]/[.C348])" office:value-type="percentage" office:value="0.0563380281690141" calcext:value-type="percentage">
            <text:p>5.63%</text:p>
          </table:table-cell>
          <table:table-cell table:style-name="ce23" table:formula="of:=IF(MAX([.B339:.B347])&lt;=[.B345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Asserter</text:p>
          </table:table-cell>
          <table:table-cell table:style-name="ce18" table:formula="of:=SUM([.AJ30];[.AJ75];[.AJ117];[.AJ128];[.AJ136];[.AJ160];[.AJ168];[.AJ176];[.AJ200])" office:value-type="float" office:value="26" calcext:value-type="float">
            <text:p>26</text:p>
          </table:table-cell>
          <table:table-cell table:style-name="ce22" table:formula="of:=([.B346]-9)*0.027778" office:value-type="percentage" office:value="0.472226" calcext:value-type="percentage">
            <text:p>47.22%</text:p>
          </table:table-cell>
          <table:table-cell table:style-name="ce18" table:formula="of:=IF([.C346]&lt;=0.2;&quot;Very Low&quot;;IF([.C346]&lt;=0.36;&quot;Low&quot;;IF([.C346]&lt;=0.46;&quot;A Little Low&quot;;IF([.C346]&lt;=0.53;&quot;Average&quot;;IF([.C346]&lt;=0.63;&quot;A Little High&quot;;IF([.C346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46]/[.C348])" office:value-type="percentage" office:value="0.119718309859155" calcext:value-type="percentage">
            <text:p>11.97%</text:p>
          </table:table-cell>
          <table:table-cell table:style-name="ce23" table:formula="of:=IF(MAX([.B339:.B347])&lt;=[.B346];&quot;*&quot;;&quot;&quot;)">
            <text:p/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14];[.AJ61];[.AJ81];[.AJ90];[.AJ150];[.AJ159];[.AJ169];[.AJ178];[.AJ215])" office:value-type="float" office:value="35" calcext:value-type="float">
            <text:p>35</text:p>
          </table:table-cell>
          <table:table-cell table:style-name="ce22" table:formula="of:=([.B347]-9)*0.027778" office:value-type="percentage" office:value="0.722228" calcext:value-type="percentage">
            <text:p>72.22%</text:p>
          </table:table-cell>
          <table:table-cell table:style-name="ce20" table:formula="of:=IF([.C347]&lt;=0.2;&quot;Very Low&quot;;IF([.C347]&lt;=0.36;&quot;Low&quot;;IF([.C347]&lt;=0.46;&quot;A Little Low&quot;;IF([.C347]&lt;=0.53;&quot;Average&quot;;IF([.C347]&lt;=0.63;&quot;A Little High&quot;;IF([.C347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47]/[.C348])" office:value-type="percentage" office:value="0.183098591549296" calcext:value-type="percentage">
            <text:p>18.31%</text:p>
          </table:table-cell>
          <table:table-cell table:style-name="ce23" table:formula="of:=IF(MAX([.B343:.B350])&lt;=[.B347];&quot;*&quot;;&quot;&quot;)">
            <text:p/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39:.C347])" office:value-type="percentage" office:value="3.944476" calcext:value-type="percentage">
            <text:p>394.45%</text:p>
          </table:table-cell>
          <table:table-cell table:style-name="ce19"/>
          <table:table-cell table:style-name="ce23" table:formula="of:=SUM([.E339:.E347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Enneagram Made Easy</text:span> by Renee Baron and Elizabeth Wagele, 1994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19">² With (81/9)=9 items for each type, the Lowest possible Raw Score is (9*1)=9</text:span>, and the Highest possible Raw Score is (9*5)=45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2">
          <table:table-cell table:number-columns-repeated="36"/>
        </table:table-row>
        <table:table-row table:style-name="ro2">
          <table:table-cell table:style-name="ce7" office:value-type="string" calcext:value-type="string">
            <text:p>TWOT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12-6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AJ9];[.AJ44];[.AJ52];[.AJ60];[.AJ93];[.AJ121];[.AJ138];[.AJ166];[.AJ190];[.AJ203];[.AJ220];[.AJ229])" office:value-type="float" office:value="12" calcext:value-type="float">
            <text:p>12</text:p>
          </table:table-cell>
          <table:table-cell table:style-name="ce22" table:formula="of:=([.B357]-12)*0.02083333" office:value-type="percentage" office:value="0" calcext:value-type="percentage">
            <text:p>0.00%</text:p>
          </table:table-cell>
          <table:table-cell table:style-name="ce18" table:formula="of:=IF([.C357]&lt;=0.2;&quot;Very Low&quot;;IF([.C357]&lt;=0.36;&quot;Low&quot;;IF([.C357]&lt;=0.46;&quot;A Little Low&quot;;IF([.C357]&lt;=0.53;&quot;Average&quot;;IF([.C357]&lt;=0.63;&quot;A Little High&quot;;IF([.C35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7]/[.C366])" office:value-type="percentage" office:value="0" calcext:value-type="percentage">
            <text:p>0.00%</text:p>
          </table:table-cell>
          <table:table-cell table:style-name="ce23" table:formula="of:=IF(MAX([.B357:.B365])&lt;=[.B357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39];[.AJ49];[.AJ91];[.AJ100];[.AJ126];[.AJ153];[.AJ170];[.AJ182];[.AJ192];[.AJ210];[.AJ219];[.AJ227])" office:value-type="float" office:value="24" calcext:value-type="float">
            <text:p>24</text:p>
          </table:table-cell>
          <table:table-cell table:style-name="ce22" table:formula="of:=([.B358]-12)*0.02083333" office:value-type="percentage" office:value="0.24999996" calcext:value-type="percentage">
            <text:p>25.00%</text:p>
          </table:table-cell>
          <table:table-cell table:style-name="ce18" table:formula="of:=IF([.C358]&lt;=0.2;&quot;Very Low&quot;;IF([.C358]&lt;=0.36;&quot;Low&quot;;IF([.C358]&lt;=0.46;&quot;A Little Low&quot;;IF([.C358]&lt;=0.53;&quot;Average&quot;;IF([.C358]&lt;=0.63;&quot;A Little High&quot;;IF([.C358]&lt;=0.79;&quot;High&quot;;&quot;Very High&quot;))))))" office:value-type="string" office:string-value="Low" calcext:value-type="string">
            <text:p>Low</text:p>
          </table:table-cell>
          <table:table-cell table:style-name="ce22" table:formula="of:=([.C358]/[.C366])" office:value-type="percentage" office:value="0.0638297872340426" calcext:value-type="percentage">
            <text:p>6.38%</text:p>
          </table:table-cell>
          <table:table-cell table:style-name="ce23" table:formula="of:=IF(MAX([.B357:.B365])&lt;=[.B358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J34];[.AJ80];[.AJ104];[.AJ113];[.AJ122];[.AJ140];[.AJ151];[.AJ163];[.AJ186];[.AJ195];[.AJ204];[.AJ222])" office:value-type="float" office:value="36" calcext:value-type="float">
            <text:p>36</text:p>
          </table:table-cell>
          <table:table-cell table:style-name="ce22" table:formula="of:=([.B359]-12)*0.02083333" office:value-type="percentage" office:value="0.49999992" calcext:value-type="percentage">
            <text:p>50.00%</text:p>
          </table:table-cell>
          <table:table-cell table:style-name="ce18" table:formula="of:=IF([.C359]&lt;=0.2;&quot;Very Low&quot;;IF([.C359]&lt;=0.36;&quot;Low&quot;;IF([.C359]&lt;=0.46;&quot;A Little Low&quot;;IF([.C359]&lt;=0.53;&quot;Average&quot;;IF([.C359]&lt;=0.63;&quot;A Little High&quot;;IF([.C359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59]/[.C366])" office:value-type="percentage" office:value="0.127659574468085" calcext:value-type="percentage">
            <text:p>12.77%</text:p>
          </table:table-cell>
          <table:table-cell table:style-name="ce23" table:formula="of:=IF(MAX([.B357:.B365])&lt;=[.B359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AJ38];[.AJ47];[.AJ57];[.AJ82];[.AJ120];[.AJ129];[.AJ164];[.AJ172];[.AJ194];[.AJ202];[.AJ221];[.AJ230])" office:value-type="float" office:value="48" calcext:value-type="float">
            <text:p>48</text:p>
          </table:table-cell>
          <table:table-cell table:style-name="ce22" table:formula="of:=([.B360]-12)*0.02083333" office:value-type="percentage" office:value="0.74999988" calcext:value-type="percentage">
            <text:p>75.00%</text:p>
          </table:table-cell>
          <table:table-cell table:style-name="ce18" table:formula="of:=IF([.C360]&lt;=0.2;&quot;Very Low&quot;;IF([.C360]&lt;=0.36;&quot;Low&quot;;IF([.C360]&lt;=0.46;&quot;A Little Low&quot;;IF([.C360]&lt;=0.53;&quot;Average&quot;;IF([.C360]&lt;=0.63;&quot;A Little High&quot;;IF([.C360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60]/[.C366])" office:value-type="percentage" office:value="0.191489361702128" calcext:value-type="percentage">
            <text:p>19.15%</text:p>
          </table:table-cell>
          <table:table-cell table:style-name="ce23" table:formula="of:=IF(MAX([.B357:.B365])&lt;=[.B360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AJ25];[.AJ87];[.AJ97];[.AJ105];[.AJ132];[.AJ141];[.AJ167];[.AJ177];[.AJ191];[.AJ199];[.AJ207];[.AJ225])" office:value-type="float" office:value="58" calcext:value-type="float">
            <text:p>58</text:p>
          </table:table-cell>
          <table:table-cell table:style-name="ce22" table:formula="of:=([.B361]-12)*0.02083333" office:value-type="percentage" office:value="0.95833318" calcext:value-type="percentage">
            <text:p>95.83%</text:p>
          </table:table-cell>
          <table:table-cell table:style-name="ce18" table:formula="of:=IF([.C361]&lt;=0.2;&quot;Very Low&quot;;IF([.C361]&lt;=0.36;&quot;Low&quot;;IF([.C361]&lt;=0.46;&quot;A Little Low&quot;;IF([.C361]&lt;=0.53;&quot;Average&quot;;IF([.C361]&lt;=0.63;&quot;A Little High&quot;;IF([.C361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61]/[.C366])" office:value-type="percentage" office:value="0.24468085106383" calcext:value-type="percentage">
            <text:p>24.47%</text:p>
          </table:table-cell>
          <table:table-cell table:style-name="ce23" table:formula="of:=IF(MAX([.B357:.B365])&lt;=[.B361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AJ94];[.AJ102];[.AJ119];[.AJ127];[.AJ148];[.AJ157];[.AJ165];[.AJ183];[.AJ188];[.AJ205];[.AJ214];[.AJ223])" office:value-type="float" office:value="13" calcext:value-type="float">
            <text:p>13</text:p>
          </table:table-cell>
          <table:table-cell table:style-name="ce22" table:formula="of:=([.B362]-12)*0.02083333" office:value-type="percentage" office:value="0.02083333" calcext:value-type="percentage">
            <text:p>2.08%</text:p>
          </table:table-cell>
          <table:table-cell table:style-name="ce18" table:formula="of:=IF([.C362]&lt;=0.2;&quot;Very Low&quot;;IF([.C362]&lt;=0.36;&quot;Low&quot;;IF([.C362]&lt;=0.46;&quot;A Little Low&quot;;IF([.C362]&lt;=0.53;&quot;Average&quot;;IF([.C362]&lt;=0.63;&quot;A Little High&quot;;IF([.C36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2]/[.C366])" office:value-type="percentage" office:value="0.00531914893617021" calcext:value-type="percentage">
            <text:p>0.53%</text:p>
          </table:table-cell>
          <table:table-cell table:style-name="ce23" table:formula="of:=IF(MAX([.B357:.B365])&lt;=[.B362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AJ8];[.AJ54];[.AJ70];[.AJ79];[.AJ134];[.AJ145];[.AJ154];[.AJ171];[.AJ189];[.AJ198];[.AJ208];[.AJ218])" office:value-type="float" office:value="23" calcext:value-type="float">
            <text:p>23</text:p>
          </table:table-cell>
          <table:table-cell table:style-name="ce22" table:formula="of:=([.B363]-12)*0.02083333" office:value-type="percentage" office:value="0.22916663" calcext:value-type="percentage">
            <text:p>22.92%</text:p>
          </table:table-cell>
          <table:table-cell table:style-name="ce18" table:formula="of:=IF([.C363]&lt;=0.2;&quot;Very Low&quot;;IF([.C363]&lt;=0.36;&quot;Low&quot;;IF([.C363]&lt;=0.46;&quot;A Little Low&quot;;IF([.C363]&lt;=0.53;&quot;Average&quot;;IF([.C363]&lt;=0.63;&quot;A Little High&quot;;IF([.C363]&lt;=0.79;&quot;High&quot;;&quot;Very High&quot;))))))" office:value-type="string" office:string-value="Low" calcext:value-type="string">
            <text:p>Low</text:p>
          </table:table-cell>
          <table:table-cell table:style-name="ce22" table:formula="of:=([.C363]/[.C366])" office:value-type="percentage" office:value="0.0585106382978723" calcext:value-type="percentage">
            <text:p>5.85%</text:p>
          </table:table-cell>
          <table:table-cell table:style-name="ce23" table:formula="of:=IF(MAX([.B357:.B365])&lt;=[.B363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J11];[.AJ20];[.AJ42];[.AJ50];[.AJ59];[.AJ95];[.AJ108];[.AJ144];[.AJ193];[.AJ209];[.AJ217];[.AJ226])" office:value-type="float" office:value="35" calcext:value-type="float">
            <text:p>35</text:p>
          </table:table-cell>
          <table:table-cell table:style-name="ce22" table:formula="of:=([.B364]-12)*0.02083333" office:value-type="percentage" office:value="0.47916659" calcext:value-type="percentage">
            <text:p>47.92%</text:p>
          </table:table-cell>
          <table:table-cell table:style-name="ce18" table:formula="of:=IF([.C364]&lt;=0.2;&quot;Very Low&quot;;IF([.C364]&lt;=0.36;&quot;Low&quot;;IF([.C364]&lt;=0.46;&quot;A Little Low&quot;;IF([.C364]&lt;=0.53;&quot;Average&quot;;IF([.C364]&lt;=0.63;&quot;A Little High&quot;;IF([.C364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64]/[.C366])" office:value-type="percentage" office:value="0.122340425531915" calcext:value-type="percentage">
            <text:p>12.23%</text:p>
          </table:table-cell>
          <table:table-cell table:style-name="ce23" table:formula="of:=IF(MAX([.B357:.B365])&lt;=[.B364];&quot;*&quot;;&quot;&quot;)">
            <text:p/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23];[.AJ32];[.AJ51];[.AJ71];[.AJ99];[.AJ115];[.AJ123];[.AJ133];[.AJ187];[.AJ196];[.AJ206];[.AJ224])" office:value-type="float" office:value="47" calcext:value-type="float">
            <text:p>47</text:p>
          </table:table-cell>
          <table:table-cell table:style-name="ce22" table:formula="of:=([.B365]-12)*0.02083333" office:value-type="percentage" office:value="0.72916655" calcext:value-type="percentage">
            <text:p>72.92%</text:p>
          </table:table-cell>
          <table:table-cell table:style-name="ce20" table:formula="of:=IF([.C365]&lt;=0.2;&quot;Very Low&quot;;IF([.C365]&lt;=0.36;&quot;Low&quot;;IF([.C365]&lt;=0.46;&quot;A Little Low&quot;;IF([.C365]&lt;=0.53;&quot;Average&quot;;IF([.C365]&lt;=0.63;&quot;A Little High&quot;;IF([.C365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65]/[.C366])" office:value-type="percentage" office:value="0.186170212765957" calcext:value-type="percentage">
            <text:p>18.62%</text:p>
          </table:table-cell>
          <table:table-cell table:style-name="ce23" table:formula="of:=IF(MAX([.B361:.B369])&lt;=[.B365];&quot;*&quot;;&quot;&quot;)">
            <text:p/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57:.C365])" office:value-type="percentage" office:value="3.91666604" calcext:value-type="percentage">
            <text:p>391.67%</text:p>
          </table:table-cell>
          <table:table-cell table:style-name="ce19"/>
          <table:table-cell table:style-name="ce23" table:formula="of:=SUM([.E357:.E365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 table:number-rows-repeated="2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Wisdom of the Enneagram</text:span> by Don Richard Riso and Russ Hudson, 1999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19">² With (108/9)=12 items for each type, the Lowest possible Raw Score is (12*1)=12</text:span>, and the Highest possible Raw Score is (12*5)=60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1048204">
          <table:table-cell table:number-columns-repeated="36"/>
        </table:table-row>
        <table:table-row table:style-name="ro5">
          <table:table-cell table:number-columns-repeated="36"/>
        </table:table-row>
      </table:table>
      <table:named-expressions/>
      <table:database-ranges>
        <table:database-range table:name="__Anonymous_Sheet_DB__0" table:target-range-address="'combo-5-225_items-with_extras'.A7:'combo-5-225_items-with_extras'.C1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11:12:22.217664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7T11:14:04.196811815</dc:date>
    <meta:editing-duration>P1DT22H42M43S</meta:editing-duration>
    <meta:editing-cycles>226</meta:editing-cycles>
    <meta:document-statistic meta:table-count="1" meta:cell-count="1659" meta:object-count="0"/>
  </office:meta>
</office:document-meta>
</file>